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svg:font-family="Helvetica, sans-serif"/>
    <style:font-face style:name="Menlo" svg:font-family="Menlo, Monaco, Consolas, 'courier new', monospace"/>
    <style:font-face style:name="georgia" svg:font-family="georgia, Georgia, serif"/>
    <style:font-face style:name="nunito sans" svg:font-family="'nunito sans',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list-style-name="L3">
      <loext:graphic-properties draw:fill="solid" draw:fill-color="#f5f5f5" draw:opacity="100%"/>
      <style:paragraph-properties fo:margin-left="0cm" fo:margin-right="0cm" fo:margin-top="0cm" fo:margin-bottom="0.212cm" style:contextual-spacing="false" fo:line-height="142%" fo:orphans="2" fo:widows="2" fo:text-indent="0cm" style:auto-text-indent="false" fo:background-color="#f5f5f5" fo:padding-left="0.191cm" fo:padding-right="0cm" fo:padding-top="0.191cm" fo:padding-bottom="0.191cm" fo:border-left="0.06pt solid #cccccc" fo:border-right="none" fo:border-top="0.06pt solid #cccccc" fo:border-bottom="0.06pt solid #cccccc"/>
      <style:text-properties fo:font-variant="normal" fo:text-transform="none" fo:color="#333333" loext:opacity="100%" style:font-name="Menlo" fo:font-size="7.80000019073486pt" fo:letter-spacing="normal" fo:font-style="normal" fo:font-weight="bold"/>
    </style:style>
    <style:style style:name="P2" style:family="paragraph" style:parent-style-name="Preformatted_20_Text" style:list-style-name="L3">
      <loext:graphic-properties draw:fill="solid" draw:fill-color="#f5f5f5" draw:opacity="100%"/>
      <style:paragraph-properties fo:margin-top="0cm" fo:margin-bottom="0.212cm" style:contextual-spacing="false" fo:line-height="142%" fo:orphans="2" fo:widows="2" fo:background-color="#f5f5f5" fo:padding-left="0.191cm" fo:padding-right="0cm" fo:padding-top="0.191cm" fo:padding-bottom="0.191cm" fo:border-left="0.06pt solid #cccccc" fo:border-right="none" fo:border-top="0.06pt solid #cccccc" fo:border-bottom="0.06pt solid #cccccc"/>
      <style:text-properties fo:font-variant="normal" fo:text-transform="none" fo:color="#333333" loext:opacity="100%" style:font-name="Menlo" fo:font-size="7.80000019073486pt" fo:letter-spacing="normal" fo:font-style="normal" fo:font-weight="bold"/>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P4" style:family="paragraph" style:parent-style-name="Text_20_body" style:list-style-name="L3">
      <style:paragraph-properties fo:margin-left="0cm" fo:margin-right="0cm" fo:margin-top="0cm" fo:margin-bottom="0.212cm" style:contextual-spacing="false" fo:orphans="2" fo:widows="2" fo:text-indent="0cm" style:auto-text-indent="false" fo:padding="0cm" fo:border="none"/>
      <style:text-properties fo:font-variant="normal" fo:text-transform="none" fo:color="#333333" loext:opacity="100%" style:font-name="nunito sans" fo:font-size="9pt" fo:letter-spacing="normal" fo:font-style="normal" fo:font-weight="bold"/>
    </style:style>
    <style:style style:name="P5" style:family="paragraph" style:parent-style-name="Text_20_body" style:list-style-name="L2">
      <style:paragraph-properties fo:margin-left="0cm" fo:margin-right="0cm" fo:margin-top="0cm" fo:margin-bottom="0.212cm" style:contextual-spacing="false" fo:orphans="2" fo:widows="2" fo:text-indent="0cm" style:auto-text-indent="false" fo:padding="0cm" fo:border="none"/>
    </style:style>
    <style:style style:name="P6" style:family="paragraph" style:parent-style-name="Text_20_body" style:list-style-name="L3">
      <style:paragraph-properties fo:margin-left="0cm" fo:margin-right="0cm" fo:margin-top="0cm" fo:margin-bottom="0.212cm" style:contextual-spacing="false" fo:orphans="2" fo:widows="2" fo:text-indent="0cm" style:auto-text-indent="false" fo:padding="0cm" fo:border="none"/>
    </style:style>
    <style:style style:name="T1" style:family="text">
      <style:text-properties fo:font-variant="normal" fo:text-transform="none" fo:color="#333333" loext:opacity="100%" style:font-name="nunito sans" fo:font-size="9pt" fo:letter-spacing="normal" fo:font-style="normal" fo:font-weight="bold"/>
    </style:style>
    <style:style style:name="T2" style:family="text">
      <style:text-properties fo:font-variant="normal" fo:text-transform="none" fo:color="#c7254e" loext:opacity="100%" style:font-name="Menlo" fo:font-size="7.80000019073486pt" fo:letter-spacing="normal" fo:font-style="normal" fo:font-weight="bold" fo:background-color="#f9f2f4" loext:char-shading-value="0" loext:padding="0cm" loext:border="non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www.themuse.com/api/public/jobs"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themuse.com/api/public/jobs/:id"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themuse.com/api/public/companies"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themuse.com/api/public/companies/:i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40732393" text:style-name="L2">
        <text:list-item>
          <text:p text:style-name="P5"><text:span text:style-name="T1">Request URL: </text:span><text:span text:style-name="Source_20_Text"><text:span text:style-name="T2">https://www.themuse.com/api/public/jobs?category=Data%20Science&amp;category=IT&amp;category=Software%20Engineer&amp;level=Mid%20Level&amp;level=Senior%20Level&amp;location=Aalten%2C%20Netherlands&amp;location=Alblasserdam%2C%20Netherlands&amp;location=Alkmaar%2C%20Netherlands&amp;location=Almelo%2C%20Netherlands&amp;location=Almere%20Stad%2C%20Netherlands&amp;location=Alphen%20aan%20den%20Rijn%2C%20Netherlands&amp;location=Amersfoort%2C%20Netherlands&amp;location=Amsterdam%2C%20Netherlands&amp;location=Apeldoorn%2C%20Netherlands&amp;location=Arnhem%2C%20Netherlands&amp;location=Assen%2C%20Netherlands&amp;location=Baarn%2C%20Netherlands&amp;location=Barendrecht%2C%20Netherlands&amp;location=Barneveld%2C%20Netherlands&amp;location=Berkeley%2C%20CA&amp;location=Beuningen%2C%20Netherlands&amp;location=Borne%2C%20Netherlands&amp;location=Borssele%2C%20Netherlands&amp;location=Breda%2C%20Netherlands&amp;location=Brummen%2C%20Netherlands&amp;location=Brunssum%2C%20Netherlands&amp;location=Bussum%2C%20Netherlands&amp;location=Dalfsen%2C%20Netherlands&amp;location=Delft%2C%20Netherlands&amp;location=Delfzijl%2C%20Netherlands&amp;location=Den%20Helder%2C%20Netherlands&amp;location=Deventer%2C%20Netherlands&amp;location=Doetinchem%2C%20Netherlands&amp;location=Dongen%2C%20Netherlands&amp;location=Dordrecht%2C%20Netherlands&amp;location=Dronten%2C%20Netherlands&amp;location=Duiven%2C%20Netherlands&amp;location=Ede%2C%20Netherlands&amp;location=Eibergen%2C%20Netherlands&amp;location=Eindhoven%2C%20Netherlands&amp;location=Elburg%2C%20Netherlands&amp;location=Emmeloord%2C%20Netherlands&amp;location=Lisbon%2C%20Portugal&amp;location=London%2C%20United%20Kingdom&amp;location=Milan%2C%20Italy&amp;location=Mountain%20View%2C%20CA&amp;location=Raleigh%2C%20NC&amp;location=Redmond%2C%20WA&amp;location=Rome%2C%20Italy&amp;location=Rotterdam%2C%20Netherlands&amp;location=San%20Francisco%2C%20CA&amp;location=San%20Jose%2C%20CA&amp;location=Seattle%2C%20WA&amp;location=The%20Hague%2C%20Netherlands&amp;page=0</text:span></text:span></text:p>
        </text:list-item>
      </text:list>
      <text:p text:style-name="Standard"/>
      <text:p text:style-name="Standard"/>
      <text:list xml:id="list2325369780" text:style-name="L3">
        <text:list-item>
          <text:p text:style-name="P6"><text:span text:style-name="T1">Response code: </text:span><text:span text:style-name="Source_20_Text"><text:span text:style-name="T2">200</text:span></text:span></text:p>
        </text:list-item>
        <text:list-item>
          <text:p text:style-name="P4">Response headers:</text:p>
          <text:p text:style-name="P1">access-control-allow-origin: *</text:p>
          <text:p text:style-name="P2">cf-cache-status: DYNAMIC</text:p>
          <text:p text:style-name="P2">cf-ray: 65de56c58d18f3b7-GRU</text:p>
          <text:p text:style-name="P2">cf-request-id: 0a9ed48f710000f3b79f86e000000001</text:p>
          <text:p text:style-name="P2">content-encoding: br</text:p>
          <text:p text:style-name="P2">content-type: application/json; charset=UTF-8</text:p>
          <text:p text:style-name="P2">date: Fri, 11 Jun 2021 22:40:03 GMT</text:p>
          <text:p text:style-name="P2">etag: W/"5e5fa394efbde0f74bef745fafdfb760308a9246"</text:p>
          <text:p text:style-name="P2">expect-ct: max-age=604800, report-uri="https://report-uri.cloudflare.com/cdn-cgi/beacon/expect-ct"</text:p>
          <text:p text:style-name="P2">server: cloudflare</text:p>
          <text:p text:style-name="P2">strict-transport-security: max-age=2592000; includeSubDomains</text:p>
          <text:p text:style-name="P2">vary: Accept-Encoding</text:p>
          <text:p text:style-name="P2">x-ratelimit-limit: 500</text:p>
          <text:p text:style-name="P2">x-ratelimit-remaining: 499</text:p>
          <text:p text:style-name="P2">x-ratelimit-reset: 3600</text:p>
        </text:list-item>
      </text:list>
      <text:p text:style-name="Standard"/>
      <text:p text:style-name="Standard"/>
      <text:p text:style-name="P3"><text:span text:style-name="T1">Response body:</text:span><text:line-break/></text:p>
      <text:p text:style-name="Standard">{</text:p>
      <text:p text:style-name="Standard"><text:s text:c="2"/>"page": 0,</text:p>
      <text:p text:style-name="Standard"><text:s text:c="2"/>"page_count": 517,</text:p>
      <text:p text:style-name="Standard"><text:s text:c="2"/>"items_per_page": 20,</text:p>
      <text:p text:style-name="Standard"><text:s text:c="2"/>"took": 47,</text:p>
      <text:p text:style-name="Standard"><text:s text:c="2"/>"timed_out": false,</text:p>
      <text:p text:style-name="Standard"><text:s text:c="2"/>"total": 10324,</text:p>
      <text:p text:style-name="Standard"><text:s text:c="2"/>"results": [</text:p>
      <text:p text:style-name="Standard"><text:soft-page-break/><text:s text:c="4"/>{</text:p>
      <text:p text:style-name="Standard"><text:s text:c="6"/>"contents": "&lt;p&gt;&lt;strong&gt;Job Description&lt;/strong&gt;&lt;br&gt;Important Note: During the application process, ensure your contact information (email and phone number) is up to date and upload your current resume when submitting your application for consideration. To participate in some selection activities you will need to respond to an invitation. The invitation can be sent by both email and text message. In order to receive text message invitations, your profile must include a mobile phone number designated as 'Personal Cell' or 'Cellular' in the contact information of your application.&lt;br&gt;At Wells Fargo, we are looking for talented people who will put our customers at the center of everything we do. We are seeking candidates who embrace diversity, equity and inclusion in a workplace where everyone feels valued and inspired.&lt;br&gt;Help us build a better Wells Fargo. It all begins with outstanding talent. It all begins with you.&lt;br&gt;Technology sets IT strategy; enhances the design, development, and operations of our systems; optimizes the Wells Fargo infrastructure; provides information security; and enables Wells Fargo global customers to have 24 hours a day, 7 days a week banking access through in-branch, online, ATMs, and other channels.&lt;br&gt;Our mission is to deliver stable, secure, scalable, and innovative services at speeds that delight and satisfy our customers and unleash the skills potential of our employees.&lt;br&gt;INFORMATION SECURITY:&lt;br&gt;Since 1852, customers have trusted that Wells Fargo would keep their assets secure from theft and always available. Today, maintaining customer trust remains our underlying operating principle.&lt;br&gt;Information and Cyber Security's (ICS) vision is to provide Wells Fargo world leading cyber security risk management. Through a framework that addresses policy, process, operations, people, and technology, ICS protects Wells Fargo's infrastructure, corporate data, and customer assets, and ensures alignment with applicable regulations and laws. ICS is part of Wells Fargo's Technology organization and is led by the Chief Information Security Officer.&lt;br&gt;Job Description:&lt;br&gt;Our ICS team is looking for a strong cyber security professional with extensive experience in network-focused forensics, incident response, and threat hunting utilizing both Deep Packet Inspection (i.e. full packet capture) and Netflow solutions. The ideal candidate will have a well-rounded background in endpoint/network defenses and security incident response, as well as some offensive security knowledge to allow the ability to think like an adversary. The candidate will also have experience partnering with content development teams to resolve gaps in detection capabilities, as well as experience in conducting technical research and identifying methods to detect evolving Advanced Persistent Threat (APT) Tactics, Techniques, and Procedures (TTP).&lt;br&gt;This role will serve as an incident responder to assess the risk, impact, and scope of identified security threats, as well as leading the response efforts to include containment, eradication, and recovery. Strong verbal and written communication skills are desired, in order to ensure thorough and accurate reporting during and concluding a security incident. The candidate will also play a major role in detecting advanced threats that are not detected via traditional security tools, and understand how to operationalize cyber threat intelligence. Regular collaboration with multiple teams such as the Cyber Threat Fusion Center, Security Content Development, Cyber Threat Intelligence, and Offensive Security teams will be critical to success.&lt;br&gt;The salary range displayed below is based on a Full-time 40 hour a week schedule.&lt;br&gt;&lt;br&gt;&lt;strong&gt;AZ-PHX-Northwest Phoenix:&lt;/strong&gt;Min: $87,500 Mid: $125,000 Max: $162,500&lt;br&gt;&lt;strong&gt;AZ-Chandler:&lt;/strong&gt;Min: $87,500 Mid: $125,000 Max: $162,500&lt;br&gt;&lt;strong&gt;CA-SF-Financial District:&lt;/strong&gt;Min: $105,000 Mid: $150,000 Max: $195,000&lt;br&gt;&lt;strong&gt;CA-Concord:&lt;/strong&gt;Min: $105,000 Mid: $150,000 Max: $195,000&lt;br&gt;&lt;strong&gt;IA-West Des Moines:&lt;/strong&gt;Min: $87,500 Mid: $125,000 Max: $162,500&lt;br&gt;&lt;strong&gt;IL-Chicago:&lt;/strong&gt;Min: $96,300 Mid: $137,500 Max: $178,800&lt;br&gt;&lt;strong&gt;MA-Boston:&lt;/strong&gt;Min: $105,000 Mid: $150,000 Max: $195,000&lt;br&gt;&lt;strong&gt;MN-Minneapolis:&lt;/strong&gt;Min: $87,500 Mid: $125,000 Max: $162,500&lt;br&gt;&lt;strong&gt;MO-Saint Louis:&lt;/strong&gt;Min: $87,500 Mid: $125,000 Max: $162,500&lt;br&gt;&lt;strong&gt;NY-New York:&lt;/strong&gt;Min: $105,000 Mid: $150,000 Max: $195,000&lt;br&gt;&lt;strong&gt;PA-Philadelphia:&lt;/strong&gt;Min: $96,300 Mid: $137,500 Max: $178,800&lt;br&gt;&lt;strong&gt;TX-DAL-Downtown Dallas:&lt;/strong&gt;Min: $87,500 Mid: $125,000 Max: <text:soft-page-break/>$162,500&lt;br&gt;&lt;strong&gt;NC-Raleigh:&lt;/strong&gt;Min: $87,500 Mid: $125,000 Max: $162,500&lt;br&gt;&lt;strong&gt;GA-Atlanta:&lt;/strong&gt;Min: $87,500 Mid: $125,000 Max: $162,500&lt;br&gt;&lt;strong&gt;NC-Charlotte:&lt;/strong&gt;Min: $87,500 Mid: $125,000 Max: $162,500&lt;br&gt;&lt;strong&gt;NC-Charlotte:&lt;/strong&gt;Min: $87,500 Mid: $125,000 Max: $162,500&lt;br&gt;&lt;strong&gt;CO-Greenwood Village:&lt;/strong&gt;Min: $87,500 Mid: $125,000 Max: $162,500&lt;br&gt;&lt;strong&gt;CA-Irvine:&lt;/strong&gt;Min: $96,300 Mid: $137,500 Max: $178,800&lt;br&gt;&lt;strong&gt;OR-Portland:&lt;/strong&gt;Min: $87,500 Mid: $125,000 Max: $162,500&lt;br&gt;&lt;strong&gt;VA-Glen Allen:&lt;/strong&gt;Min: $87,500 Mid: $125,000 Max: $162,500&lt;br&gt;&lt;strong&gt;UT-Salt Lake City:&lt;/strong&gt;Min: $87,500 Mid: $125,000 Max: $162,500&lt;br&gt;&lt;strong&gt;TX-San Antonio:&lt;/strong&gt;Min: $87,500 Mid: $125,000 Max: $162,500&lt;br&gt;&lt;strong&gt;VA-McLean:&lt;/strong&gt;Min: $96,300 Mid: $137,500 Max: $178,800&lt;br&gt;&lt;strong&gt;NC-Winston Salem:&lt;/strong&gt;Min: $87,500 Mid: $125,000 Max: $162,500&lt;br&gt;May be considered for a discretionary bonus&lt;br&gt;&lt;br&gt;&lt;strong&gt;Required Qualifications&lt;/strong&gt;&lt;br&gt; &lt;ul&gt;&lt;li&gt;5+ years of information security applications and systems experience&lt;/li&gt;&lt;li&gt;4+ years of information technology applications and systems experience&lt;/li&gt;&lt;li&gt;3+ years of Incident Response Protocols and Tools experience&lt;/li&gt;&lt;li&gt;3+ years of experience managing cybercrime detection, investigation, and intelligence strategies&lt;/li&gt;&lt;li&gt;3 + years of digital forensics, security analytics experience, or a combination of both, including incident response&lt;/li&gt; &lt;/ul&gt;&lt;br&gt;&lt;br&gt;&lt;strong&gt;Desired Qualifications&lt;/strong&gt;&lt;br&gt; &lt;ul&gt;&lt;li&gt;Strong verbal, written, and interpersonal communication skills&lt;/li&gt;&lt;li&gt;3+ years of information security experience including experience in one or more of the following security disciplines: information security monitoring, incident response, vulnerability management, host/network forensics, cyber-crime investigation, penetration testing, business continuity, or cyber threat intelligence&lt;/li&gt;&lt;li&gt;Splunk experience&lt;/li&gt;&lt;li&gt;Certified Information Systems Security Professional (CISSP), Certified Ethical Hacker (CEH), Global Information Assurance Certification (GIAC), or Web Application Penetration Tester (WAPT) certification&lt;/li&gt;&lt;li&gt;Ability to execute in a fast paced, high demand, environment while balancing multiple priorities&lt;/li&gt;&lt;li&gt;Highly refined and professional verbal and written communications&lt;/li&gt;&lt;li&gt;Knowledge and understanding of banking or financial services industry&lt;/li&gt; &lt;/ul&gt;&lt;br&gt;&lt;br&gt;&lt;strong&gt;Other Desired Qualifications&lt;/strong&gt;&lt;br&gt;&lt;ul&gt; &lt;li&gt;Knowledge and understanding of data security controls including malware protection, firewalls, intrusion detection systems, content filtering, Internet proxies, encryption controls, and log management solutions&lt;/li&gt; &lt;li&gt;Knowledge of offensive security, with the ability to think like an adversary when hunting and responding to incidents&lt;/li&gt; &lt;li&gt;Strong investigative mindset with an attention to detail&lt;/li&gt; &lt;li&gt;Experience with multiple operating systems to include Windows, Mac OS, and Unix/Linux&lt;/li&gt; &lt;li&gt;Advanced problem solving skills, ability to develop effective long-term solutions to complex problems&lt;/li&gt;&lt;/ul&gt;&lt;br&gt;&lt;br&gt;&lt;strong&gt;Job Expectations&lt;/strong&gt;&lt;br&gt; &lt;ul&gt;&lt;li&gt;Ability to travel up to 10% of the time&lt;/li&gt; &lt;/ul&gt;&lt;br&gt;&lt;br&gt;&lt;strong&gt;Salary Information&lt;/strong&gt;&lt;br&gt; The salary range displayed below is based on a Full-time 40 hour a week schedule.&lt;br&gt;&lt;br&gt;&lt;strong&gt;AZ-PHX-Northwest Phoenix: &lt;/strong&gt; Min: $87,500 Mid: $125,000 Max: $162,500&lt;br&gt;&lt;strong&gt;AZ-Chandler: &lt;/strong&gt; Min: $87,500 Mid: $125,000 Max: $162,500&lt;br&gt;&lt;strong&gt;CA-SF-Financial District: &lt;/strong&gt; Min: $105,000 Mid: $150,000 Max: $195,000&lt;br&gt;&lt;strong&gt;CA-Concord: &lt;/strong&gt; Min: $105,000 Mid: $150,000 Max: $195,000&lt;br&gt;&lt;strong&gt;IA-West Des Moines: &lt;/strong&gt; Min: $87,500 Mid: $125,000 Max: $162,500&lt;br&gt;&lt;strong&gt;IL-Chicago: &lt;/strong&gt; Min: $96,300 Mid: $137,500 Max: $178,800&lt;br&gt;&lt;strong&gt;MA-Boston: &lt;/strong&gt; Min: $105,000 Mid: $150,000 Max: $195,000&lt;br&gt;&lt;strong&gt;MN-Minneapolis: &lt;/strong&gt; Min: $87,500 Mid: $125,000 Max: $162,500&lt;br&gt;&lt;strong&gt;MO-Saint Louis: &lt;/strong&gt; Min: $87,500 Mid: $125,000 Max: $162,500&lt;br&gt;&lt;strong&gt;NY-New York: &lt;/strong&gt; Min: $105,000 Mid: $150,000 Max: $195,000&lt;br&gt;&lt;strong&gt;PA-Philadelphia: &lt;/strong&gt; Min: $96,300 Mid: $137,500 Max: $178,800&lt;br&gt;&lt;strong&gt;TX-DAL-Downtown Dallas: &lt;/strong&gt; Min: $87,500 Mid: $125,000 Max: $162,500&lt;br&gt;&lt;strong&gt;NC-Raleigh: &lt;/strong&gt; Min: $87,500 Mid: $125,000 Max: $162,500&lt;br&gt;&lt;strong&gt;GA-Atlanta: &lt;/strong&gt; Min: $87,500 Mid: $125,000 Max: <text:soft-page-break/>$162,500&lt;br&gt;&lt;strong&gt;NC-Charlotte: &lt;/strong&gt; Min: $87,500 Mid: $125,000 Max: $162,500&lt;br&gt;&lt;strong&gt;NC-Charlotte: &lt;/strong&gt; Min: $87,500 Mid: $125,000 Max: $162,500&lt;br&gt;&lt;strong&gt;CO-Greenwood Village: &lt;/strong&gt; Min: $87,500 Mid: $125,000 Max: $162,500&lt;br&gt;&lt;strong&gt;CA-Irvine: &lt;/strong&gt; Min: $96,300 Mid: $137,500 Max: $178,800&lt;br&gt;&lt;strong&gt;OR-Portland: &lt;/strong&gt; Min: $87,500 Mid: $125,000 Max: $162,500&lt;br&gt;&lt;strong&gt;VA-Glen Allen: &lt;/strong&gt; Min: $87,500 Mid: $125,000 Max: $162,500&lt;br&gt;&lt;strong&gt;UT-Salt Lake City: &lt;/strong&gt; Min: $87,500 Mid: $125,000 Max: $162,500&lt;br&gt;&lt;strong&gt;TX-San Antonio: &lt;/strong&gt; Min: $87,500 Mid: $125,000 Max: $162,500&lt;br&gt;&lt;strong&gt;VA-McLean: &lt;/strong&gt; Min: $96,300 Mid: $137,500 Max: $178,800&lt;br&gt;&lt;strong&gt;NC-Winston Salem: &lt;/strong&gt; Min: $87,500 Mid: $125,000 Max: $162,500&lt;br&gt;&lt;br&gt;&lt;strong&gt;Street Address&lt;/strong&gt;&lt;br&gt;</text:p>
      <text:p text:style-name="Standard"><text:s/>&lt;strong&gt;AZ-PHX-Northwest Phoenix: &lt;/strong&gt;2222 W Rose Garden Ln - Phoenix, AZ&lt;br&gt;&lt;strong&gt;AZ-Chandler: &lt;/strong&gt;2600 S Price Rd - Chandler, AZ&lt;br&gt;&lt;strong&gt;CA-SF-Financial District: &lt;/strong&gt;333 Market St - San Francisco, CA&lt;br&gt;&lt;strong&gt;CA-Concord: &lt;/strong&gt;1755 Grant Street - Concord, CA&lt;br&gt;&lt;strong&gt;IA-West Des Moines: &lt;/strong&gt;800 S Jordan Creek Pkwy - West Des Moines, IA&lt;br&gt;&lt;strong&gt;IL-Chicago: &lt;/strong&gt;10 S Wacker Drive - Chicago, IL&lt;br&gt;&lt;strong&gt;MA-Boston: &lt;/strong&gt;125 High Street - Boston, MA&lt;br&gt;&lt;strong&gt;MN-Minneapolis: &lt;/strong&gt;550 South 4th St - Minneapolis, MN&lt;br&gt;&lt;strong&gt;MO-Saint Louis: &lt;/strong&gt;1 N Jefferson Ave - Saint Louis, MO&lt;br&gt;&lt;strong&gt;NY-New York: &lt;/strong&gt;150 E 42nd St - New York, NY&lt;br&gt;&lt;strong&gt;PA-Philadelphia: &lt;/strong&gt;101 N Independence Mall E - Philadelphia, PA&lt;br&gt;&lt;strong&gt;TX-DAL-Downtown Dallas: &lt;/strong&gt;1445 Ross Ave - Dallas, TX&lt;br&gt;&lt;strong&gt;NC-Raleigh: &lt;/strong&gt;1100 Corporate Center Dr - Raleigh, NC&lt;br&gt;&lt;strong&gt;GA-Atlanta: &lt;/strong&gt;360 Interstate North Pkwy Se - Atlanta, GA&lt;br&gt;&lt;strong&gt;NC-Charlotte: &lt;/strong&gt;401 S Tryon St - Charlotte, NC&lt;br&gt;&lt;strong&gt;NC-Charlotte: &lt;/strong&gt;1525 W Wt Harris Blvd - Charlotte, NC&lt;br&gt;&lt;strong&gt;CO-Greenwood Village: &lt;/strong&gt;5700 Dtc Pkwy - Greenwood Village, CO&lt;br&gt;&lt;strong&gt;CA-Irvine: &lt;/strong&gt;2030 Main St - Irvine, CA&lt;br&gt;&lt;strong&gt;OR-Portland: &lt;/strong&gt;1300 Sw 5th Ave - Portland, OR&lt;br&gt;&lt;strong&gt;VA-Glen Allen: &lt;/strong&gt;4340 Innslake Dr - Glen Allen, VA&lt;br&gt;&lt;strong&gt;UT-Salt Lake City: &lt;/strong&gt;299 S Main St - Salt Lake City, UT&lt;br&gt;&lt;strong&gt;TX-San Antonio: &lt;/strong&gt;4101 Wiseman Blvd - San Antonio, TX&lt;br&gt;&lt;strong&gt;VA-McLean: &lt;/strong&gt;1751 Pinnacle Dr - Mclean, VA&lt;br&gt;&lt;strong&gt;NC-Winston Salem: &lt;/strong&gt;809 W 4 1/2 St - Winston Salem, NC&lt;br&gt;&lt;br&gt;&lt;strong&gt;Disclaimer&lt;/strong&gt;&lt;br&gt; &lt;br&gt;All offers for employment with Wells Fargo are contingent upon the candidate having successfully completed a criminal background check. Wells Fargo will consider qualified candidates with criminal histories in a manner consistent with the requirements of applicable local, state and Federal law, including Section 19 of the Federal Deposit Insurance Act.&lt;br&gt;&lt;br&gt;&lt;br&gt;&lt;br&gt;Relevant military experience is considered for veterans and transitioning service men and women.&lt;br&gt;&lt;br&gt;Wells Fargo is an Affirmative Action and Equal Opportunity Employer, Minority/Female/Disabled/Veteran/Gender Identity/Sexual Orientation. &lt;br&gt;&lt;br&gt;&lt;strong&gt;Benefits Summary&lt;/strong&gt;&lt;br&gt;&lt;strong&gt; Benefits &lt;/strong&gt;&lt;br&gt;&lt;br&gt;Visit https://www.wellsfargo.com/about/careers/benefits for benefits information.&lt;br&gt;&lt;/p&gt;",</text:p>
      <text:p text:style-name="Standard"><text:s text:c="6"/>"name": "Information Security Engineer - Incident Responder",</text:p>
      <text:p text:style-name="Standard"><text:s text:c="6"/>"type": "external",</text:p>
      <text:p text:style-name="Standard"><text:s text:c="6"/>"publication_date": "2021-06-08T23:14:44Z",</text:p>
      <text:p text:style-name="Standard"><text:s text:c="6"/>"short_name": "information-security-engineer-incident-responder-5e0114",</text:p>
      <text:p text:style-name="Standard"><text:s text:c="6"/>"model_type": "jobs",</text:p>
      <text:p text:style-name="Standard"><text:s text:c="6"/>"id": 5830938,</text:p>
      <text:p text:style-name="Standard"><text:s text:c="6"/>"locations": [</text:p>
      <text:p text:style-name="Standard"><text:s text:c="8"/>{</text:p>
      <text:p text:style-name="Standard"><text:s text:c="10"/>"name": "San Francisco, CA"</text:p>
      <text:p text:style-name="Standard"><text:s text:c="8"/>}</text:p>
      <text:p text:style-name="Standard"><text:s text:c="6"/>],</text:p>
      <text:p text:style-name="Standard"><text:s text:c="6"/>"categories": [</text:p>
      <text:p text:style-name="Standard"><text:soft-page-break/><text:s text:c="8"/>{</text:p>
      <text:p text:style-name="Standard"><text:s text:c="10"/>"name": "Software Engineer"</text:p>
      <text:p text:style-name="Standard"><text:s text:c="8"/>}</text:p>
      <text:p text:style-name="Standard"><text:s text:c="6"/>],</text:p>
      <text:p text:style-name="Standard"><text:s text:c="6"/>"levels": [</text:p>
      <text:p text:style-name="Standard"><text:s text:c="8"/>{</text:p>
      <text:p text:style-name="Standard"><text:s text:c="10"/>"name": "Senior Level",</text:p>
      <text:p text:style-name="Standard"><text:s text:c="10"/>"short_name": "senior"</text:p>
      <text:p text:style-name="Standard"><text:s text:c="8"/>}</text:p>
      <text:p text:style-name="Standard"><text:s text:c="6"/>],</text:p>
      <text:p text:style-name="Standard"><text:s text:c="6"/>"tags": [</text:p>
      <text:p text:style-name="Standard"><text:s text:c="8"/>{</text:p>
      <text:p text:style-name="Standard"><text:s text:c="10"/>"name": "Fortune 1000",</text:p>
      <text:p text:style-name="Standard"><text:s text:c="10"/>"short_name": "fortune-1000-companies"</text:p>
      <text:p text:style-name="Standard"><text:s text:c="8"/>}</text:p>
      <text:p text:style-name="Standard"><text:s text:c="6"/>],</text:p>
      <text:p text:style-name="Standard"><text:s text:c="6"/>"refs": {</text:p>
      <text:p text:style-name="Standard"><text:s text:c="8"/>"landing_page": "https://www.themuse.com/jobs/wellsfargo/information-security-engineer-incident-responder-5e0114"</text:p>
      <text:p text:style-name="Standard"><text:s text:c="6"/>},</text:p>
      <text:p text:style-name="Standard"><text:s text:c="6"/>"company": {</text:p>
      <text:p text:style-name="Standard"><text:s text:c="8"/>"id": 970,</text:p>
      <text:p text:style-name="Standard"><text:s text:c="8"/>"short_name": "wellsfargo",</text:p>
      <text:p text:style-name="Standard"><text:s text:c="8"/>"name": "Wells Fargo"</text:p>
      <text:p text:style-name="Standard"><text:s text:c="6"/>}</text:p>
      <text:p text:style-name="Standard"><text:s text:c="4"/>},</text:p>
      <text:p text:style-name="Standard"><text:s text:c="4"/>{</text:p>
      <text:p text:style-name="Standard"><text:s text:c="6"/>"contents": "&lt;div&gt;&lt;div&gt;&lt;strong&gt;About Us&lt;/strong&gt;&lt;/div&gt;\n&lt;div&gt; &lt;/div&gt;\n&lt;div&gt;\n&lt;p&gt;&lt;span&gt;At Cloudflare, we have our eyes set on an ambitious goal: to help build a better Internet. Today the company runs one of the world’s largest networks that powers approximately 25 million Internet properties, for customers ranging from individual bloggers to SMBs to Fortune 500 companies. Cloudflare protects and accelerates any Internet application online without adding hardware, installing software, or changing a line of code. Internet properties powered by Cloudflare all have web traffic routed through its intelligent global network, which gets smarter with every request. As a result, they see significant improvement in performance and a decrease in spam and other attacks. Cloudflare was named to Entrepreneur Magazine’s Top Company Cultures list and ranked among the World’s Most Innovative Companies by Fast Company.&lt;/span&gt;&lt;span&gt; &lt;/span&gt;&lt;/p&gt;\n&lt;p&gt;&lt;span&gt;We realize people do not fit into neat boxes. We are looking for curious and empathetic individuals who are committed to developing themselves and learning new skills, and we are ready to help you do that. We cannot complete our mission without building a diverse and inclusive team. We hire the best people based on an evaluation of their potential and support them throughout their time at Cloudflare. Come join us! &lt;/span&gt;&lt;/p&gt;\n&lt;/div&gt;&lt;/div&gt;\n\n&lt;p&gt;&lt;strong&gt;About the Team&lt;/strong&gt;&lt;/p&gt;\n\n&lt;p&gt;The Workers team makes it possible for Cloudflare customers to run JavaScript and WebAssembly on Cloudflare's edge network. We build and maintain the serverless technology that executes billions of requests per month on behalf of developers and grants them nearly limitless control over how their requests are handled and responded to. The Workers team is split into several groups, this group is focused on how we bring state to the edge.&lt;/p&gt;\n\n&lt;p&gt;&lt;strong&gt;About the Role&lt;/strong&gt;&lt;/p&gt;\n\n&lt;p&gt;&lt;span&gt;You'll help design and build &lt;/span&gt;&lt;a href=\"https://blog.cloudflare.com/introducing-workers-durable-objects/\"&gt;&lt;span&gt;Durable Objects&lt;/span&gt;&lt;/a&gt;&lt;span&gt;, a new approach to stateful serverless computing.&lt;/span&gt;&lt;/p&gt;\n\n&lt;p&gt;&lt;strong&gt;Examples of desirable skills, knowledge and experience&lt;/strong&gt;&lt;/p&gt;\n\n&lt;ul&gt;\n&lt;li&gt;&lt;span&gt;Deep understanding of C++ and JavaScript, <text:soft-page-break/>including asynchronous programming in both&lt;/span&gt;&lt;/li&gt;\n&lt;li&gt;&lt;span&gt;Experience with (and love) for distributed systems&lt;/span&gt;&lt;/li&gt;\n&lt;li&gt;&lt;span&gt;Strong systems level programming skills&lt;/span&gt;&lt;/li&gt;\n&lt;li&gt;&lt;span&gt;Experience with a continuous integration workflow and using source control (we use git)&lt;/span&gt;&lt;/li&gt;\n&lt;li&gt;&lt;span&gt;Good Unix knowledge&lt;/span&gt;&lt;/li&gt;\n&lt;li&gt;&lt;span&gt;Understanding of security issues and responsibilities&lt;/span&gt;&lt;/li&gt;\n&lt;li&gt;&lt;span&gt;Experience with monitoring, alerting and debugging high volume production systems&lt;/span&gt;&lt;/li&gt;\n&lt;li&gt;&lt;span&gt;Fluent in analyses of data sets such as logs&lt;/span&gt;&lt;/li&gt;\n&lt;li&gt;&lt;span&gt;Designing and building APIs&lt;/span&gt;&lt;/li&gt;\n&lt;li&gt;&lt;span&gt;Great oral and written communications skills&lt;/span&gt;&lt;/li&gt;\n&lt;li&gt;&lt;span&gt;Desire to learn and improve&lt;/span&gt;&lt;/li&gt;\n&lt;li&gt;&lt;span&gt;Willing and eager to share knowledge, and mentor&lt;/span&gt;&lt;/li&gt;\n&lt;/ul&gt;\n\n&lt;div&gt;&lt;p&gt;&lt;strong&gt;What Makes Cloudflare Special?&lt;/strong&gt;&lt;/p&gt;\n&lt;p&gt;&lt;span&gt;We’re not just a highly ambitious, large-scale technology company. We’re a highly ambitious, large-scale technology company with a soul. Fundamental to our mission to help build a better Internet is protecting the free and open Internet.&lt;/span&gt;&lt;/p&gt;\n&lt;p&gt;&lt;a href=\"https://blog.cloudflare.com/protecting-free-expression-online/\"&gt;&lt;strong&gt;Project Galileo&lt;/strong&gt;&lt;/a&gt;&lt;span&gt;: We equip politically and artistically important organizations and journalists with powerful tools to defend themselves against attacks that would otherwise censor their work, technology already used by Cloudflare’s enterprise customers--at no cost.&lt;/span&gt;&lt;/p&gt;\n&lt;p&gt;&lt;strong&gt;&lt;a href=\"https://www.cloudflare.com/athenian/\"&gt;Athenian Project&lt;/a&gt;&lt;/strong&gt;&lt;span&gt;: We created Athenian Project to ensure that state and local governments have the highest level of protection and reliability for free, so that their constituents have access to election information and voter registration.&lt;/span&gt;&lt;/p&gt;\n&lt;p&gt;&lt;a href=\"https://blog.cloudflare.com/tag/path-forward/\"&gt;&lt;strong&gt;Path Forward Partnership&lt;/strong&gt;&lt;/a&gt;&lt;span&gt;: Since 2016, we have partnered with Path Forward, a nonprofit organization, to create 16-week positions for mid-career professionals who want to get back to the workplace after taking time off to care for a child, parent, or loved one.&lt;/span&gt;&lt;/p&gt;\n&lt;p&gt;&lt;a href=\"https://1.1.1.1/\"&gt;&lt;strong&gt;1.1.1.1&lt;/strong&gt;&lt;/a&gt;&lt;span&gt;: We released&lt;/span&gt;&lt;a href=\"https://1.1.1.1/\"&gt; &lt;span&gt;1.1.1.1&lt;/span&gt;&lt;/a&gt;&lt;span&gt; to help fix the foundation of the Internet by building a faster, more secure and privacy-centric public DNS resolver. This is available publicly for everyone to use - it is the first consumer-focused service Cloudflare has ever released. Here’s the deal - we don’t store client IP addresses never, ever. We will continue to abide by our&lt;/span&gt;&lt;a href=\"https://developers.cloudflare.com/1.1.1.1/privacy/public-dns-resolver\"&gt; privacy commitment&lt;/a&gt;&lt;span&gt; and ensure that no user data is sold to advertisers or used to target consumers.&lt;/span&gt;&lt;/p&gt;\n&lt;p&gt;&lt;span&gt;Sound like something you’d like to be a part of? We’d love to hear from you!&lt;/span&gt;&lt;/p&gt;\n&lt;p&gt;&lt;span&gt;This position may require access to information protected under U.S. export control laws, including the U.S. Export Administration Regulations. Please note that any offer of employment may be conditioned on your authorization to receive software or technology controlled under these U.S. export laws without sponsorship for an export license.&lt;/span&gt;&lt;/p&gt;\n&lt;p&gt;&lt;span&gt;Cloudflare is proud to be an equal opportunity employer. <text:s/>We are committed to providing equal employment opportunity for all people and place great value in both diversity and inclusiveness. <text:s/>All qualified applicants will be considered for employment without regard to their, or any other person's, perceived or actual&lt;/span&gt; &lt;span&gt;race, color, religion, sex, gender, gender identity, gender expression, sexual orientation, national origin, ancestry, citizenship, age, physical or mental disability, medical condition, family care status, or any other basis protected by law. &lt;/span&gt;&lt;span&gt;We are an AA/Veterans/Disabled Employer.&lt;/span&gt;&lt;/p&gt;\n&lt;p&gt;&lt;span&gt;Cloudflare provides reasonable accommodations to qualified individuals with disabilities. <text:s/>Please tell us if you require a reasonable accommodation to apply for a job. Examples of reasonable accommodations include, but are not limited to, changing the application process, providing documents in an alternate format, using a sign language interpreter, or using specialized equipment. <text:s/>If you require a reasonable accommodation to apply for a job, please contact us via e-mail at &lt;/span&gt;&lt;span&gt;hr@cloudflare.com&lt;/span&gt;&lt;span&gt; or via mail at 101 Townsend St. San Francisco, CA 94107.&lt;/span&gt;&lt;/p&gt;&lt;/div&gt;",</text:p>
      <text:p text:style-name="Standard"><text:soft-page-break/><text:s text:c="6"/>"name": "Software Engineer - Durable Objects",</text:p>
      <text:p text:style-name="Standard"><text:s text:c="6"/>"type": "external",</text:p>
      <text:p text:style-name="Standard"><text:s text:c="6"/>"publication_date": "2021-06-03T11:04:09Z",</text:p>
      <text:p text:style-name="Standard"><text:s text:c="6"/>"short_name": "software-engineer-durable-objects",</text:p>
      <text:p text:style-name="Standard"><text:s text:c="6"/>"model_type": "jobs",</text:p>
      <text:p text:style-name="Standard"><text:s text:c="6"/>"id": 5230357,</text:p>
      <text:p text:style-name="Standard"><text:s text:c="6"/>"locations": [</text:p>
      <text:p text:style-name="Standard"><text:s text:c="8"/>{</text:p>
      <text:p text:style-name="Standard"><text:s text:c="10"/>"name": "Austin, TX"</text:p>
      <text:p text:style-name="Standard"><text:s text:c="8"/>},</text:p>
      <text:p text:style-name="Standard"><text:s text:c="8"/>{</text:p>
      <text:p text:style-name="Standard"><text:s text:c="10"/>"name": "Lisbon, Portugal"</text:p>
      <text:p text:style-name="Standard"><text:s text:c="8"/>}</text:p>
      <text:p text:style-name="Standard"><text:s text:c="6"/>],</text:p>
      <text:p text:style-name="Standard"><text:s text:c="6"/>"categories": [</text:p>
      <text:p text:style-name="Standard"><text:s text:c="8"/>{</text:p>
      <text:p text:style-name="Standard"><text:s text:c="10"/>"name": "Software Engineer"</text:p>
      <text:p text:style-name="Standard"><text:s text:c="8"/>}</text:p>
      <text:p text:style-name="Standard"><text:s text:c="6"/>],</text:p>
      <text:p text:style-name="Standard"><text:s text:c="6"/>"levels": [</text:p>
      <text:p text:style-name="Standard"><text:s text:c="8"/>{</text:p>
      <text:p text:style-name="Standard"><text:s text:c="10"/>"name": "Mid Level",</text:p>
      <text:p text:style-name="Standard"><text:s text:c="10"/>"short_name": "mid"</text:p>
      <text:p text:style-name="Standard"><text:s text:c="8"/>}</text:p>
      <text:p text:style-name="Standard"><text:s text:c="6"/>],</text:p>
      <text:p text:style-name="Standard"><text:s text:c="6"/>"tags": [],</text:p>
      <text:p text:style-name="Standard"><text:s text:c="6"/>"refs": {</text:p>
      <text:p text:style-name="Standard"><text:s text:c="8"/>"landing_page": "https://www.themuse.com/jobs/cloudflare/software-engineer-durable-objects"</text:p>
      <text:p text:style-name="Standard"><text:s text:c="6"/>},</text:p>
      <text:p text:style-name="Standard"><text:s text:c="6"/>"company": {</text:p>
      <text:p text:style-name="Standard"><text:s text:c="8"/>"id": 11722,</text:p>
      <text:p text:style-name="Standard"><text:s text:c="8"/>"short_name": "cloudflare",</text:p>
      <text:p text:style-name="Standard"><text:s text:c="8"/>"name": "Cloudflare"</text:p>
      <text:p text:style-name="Standard"><text:s text:c="6"/>}</text:p>
      <text:p text:style-name="Standard"><text:s text:c="4"/>},</text:p>
      <text:p text:style-name="Standard"><text:s text:c="4"/>{</text:p>
      <text:p text:style-name="Standard"><text:s text:c="6"/>"contents": "&lt;p&gt;&lt;b&gt;DESCRIPTION&lt;/b&gt;&lt;br&gt;&lt;br&gt; Come join AWS Marketplace (https://aws.amazon.com/marketplace/); AWS Marketplace (AWSMP) is a curated digital catalog, customers can use to find, buy, deploy, and manage third-party software, data, and services that customers need to build solutions and run their businesses. AWSMP includes thousands of software listings from popular categories such as security, networking, storage, machine learning, business intelligence, database, as well as related professional services to help you manage and support those solutions. Customers can quickly launch pre-configured software with just a few clicks and choose software solutions in Amazon Machine Images (AMIs), software as a service (SaaS), and other formats. You can use AWSMP as a buyer (subscriber), the seller (provider), or both. Anyone with an AWS account can use AWSMP as a buyer and can register to become a seller.&lt;br&gt;&lt;br&gt;AWSMP is looking for an experienced Software Development Engineers to solve challenging scale problems and evolve the service to meet our customer's need. As a Software Development Engineer on the team you will own significant portions of the product and will have influence on our strategy by helping define the next wave of product features and system architecture. The systems are complex and there are huge opportunities to work at all levels from a set of robust platform services, to <text:soft-page-break/>system level pieces and everything in between. You should be somebody who enjoys working on complex system software, is customer-centric, and is passionate about building quality software as well as achieving operational excellence. A commitment to teamwork, hustle, and great communication skills (to both business and technical partners) are essential.&lt;br&gt;&lt;br&gt;Inclusive Team Culture:&lt;br&gt;Here at AWS, we embrace our differences. We are committed to furthering our culture of inclusion. We have ten employee-led affinity groups, reaching 40,000 employees in over 190 chapters globally. We have innovative benefit offerings, and we host annual and ongoing learning experiences, including our Conversations on Race and Ethnicity (CORE) and AmazeCon (gender diversity) conferences. Amazon's culture of inclusion is reinforced within our 14 Leadership Principles, which remind team members to seek diverse perspectives, learn and be curious, and earn trust.&lt;br&gt;&lt;br&gt;Work/Life Balance:&lt;br&gt;Our team also puts a high value on work-life balance. Striking a healthy balance between your personal and professional life is crucial to your happiness and success here, which is why we aren't focused on how many hours you spend at work or online. Instead, we're happy to offer a flexible schedule so you can have a more productive and well-balanced lifeboth in and outside of work. This position involves on-call responsibilities, typically for one week every two months. We don't like getting paged in the middle of the night or on the weekend, so we work to ensure that our systems are fault tolerant. When we do get paged, we work together to resolve the root cause so that we don't get paged for the same issue twice.&lt;br&gt;&lt;br&gt;Mentorship &amp;amp; Career Growth:&lt;br&gt;Our team is dedicated to supporting new members. We have a broad mix of experience levels and tenures, and we're building an environment that celebrates knowledge sharing and mentorship. Our senior members enjoy one-on-one mentoring and thorough, but kind, code reviews. We care about your career growth and strive to assign projects based on what will help each team member develop into a better-rounded engineer and enable them to take on more complex tasks in the future.&lt;br&gt;&lt;br&gt;For more information on Amazon Web Services, please visit http://aws.amazon.com&lt;br&gt;&lt;br&gt; &lt;b&gt;BASIC QUALIFICATIONS&lt;/b&gt; &lt;br&gt;&lt;br&gt; • <text:s/>2+ years of non-internship professional software development experience&lt;br&gt;• <text:s/>Programming experience with at least one modern language such as Java, C++, or C# including object-oriented design&lt;br&gt;• <text:s/>1+ years of experience contributing to the architecture and design (architecture, design patterns, reliability and scaling) of new and current systems.&lt;br&gt;&lt;br&gt; &lt;b&gt;PREFERRED QUALIFICATIONS &lt;/b&gt; &lt;br&gt;&lt;br&gt; • <text:s/>Amazon is committed to a diverse and inclusive workforce. Amazon is an equal opportunity employer and does not discriminate on the basis of race, ethnicity, gender, gender identity, sexual orientation, protected veteran status, disability, age, or other legally protected status. For individuals with disabilities who would like to request an accommodation, please visit https://www.amazon.jobs/en/disability/us&lt;/p&gt;",</text:p>
      <text:p text:style-name="Standard"><text:s text:c="6"/>"name": "Software Development Engineer - AWS Marketplace",</text:p>
      <text:p text:style-name="Standard"><text:s text:c="6"/>"type": "external",</text:p>
      <text:p text:style-name="Standard"><text:s text:c="6"/>"publication_date": "2021-06-11T12:06:07Z",</text:p>
      <text:p text:style-name="Standard"><text:s text:c="6"/>"short_name": "software-development-engineer-aws-marketplace-1356ed",</text:p>
      <text:p text:style-name="Standard"><text:s text:c="6"/>"model_type": "jobs",</text:p>
      <text:p text:style-name="Standard"><text:s text:c="6"/>"id": 5113788,</text:p>
      <text:p text:style-name="Standard"><text:s text:c="6"/>"locations": [</text:p>
      <text:p text:style-name="Standard"><text:s text:c="8"/>{</text:p>
      <text:p text:style-name="Standard"><text:s text:c="10"/>"name": "Seattle, WA"</text:p>
      <text:p text:style-name="Standard"><text:s text:c="8"/>}</text:p>
      <text:p text:style-name="Standard"><text:s text:c="6"/>],</text:p>
      <text:p text:style-name="Standard"><text:s text:c="6"/>"categories": [</text:p>
      <text:p text:style-name="Standard"><text:s text:c="8"/>{</text:p>
      <text:p text:style-name="Standard"><text:s text:c="10"/>"name": "Software Engineer"</text:p>
      <text:p text:style-name="Standard"><text:s text:c="8"/>}</text:p>
      <text:p text:style-name="Standard"><text:s text:c="6"/>],</text:p>
      <text:p text:style-name="Standard"><text:s text:c="6"/>"levels": [</text:p>
      <text:p text:style-name="Standard"><text:soft-page-break/><text:s text:c="8"/>{</text:p>
      <text:p text:style-name="Standard"><text:s text:c="10"/>"name": "Mid Level",</text:p>
      <text:p text:style-name="Standard"><text:s text:c="10"/>"short_name": "mid"</text:p>
      <text:p text:style-name="Standard"><text:s text:c="8"/>}</text:p>
      <text:p text:style-name="Standard"><text:s text:c="6"/>],</text:p>
      <text:p text:style-name="Standard"><text:s text:c="6"/>"tags": [],</text:p>
      <text:p text:style-name="Standard"><text:s text:c="6"/>"refs": {</text:p>
      <text:p text:style-name="Standard"><text:s text:c="8"/>"landing_page": "https://www.themuse.com/jobs/amazon/software-development-engineer-aws-marketplace-1356ed"</text:p>
      <text:p text:style-name="Standard"><text:s text:c="6"/>},</text:p>
      <text:p text:style-name="Standard"><text:s text:c="6"/>"company": {</text:p>
      <text:p text:style-name="Standard"><text:s text:c="8"/>"id": 12090,</text:p>
      <text:p text:style-name="Standard"><text:s text:c="8"/>"short_name": "amazon",</text:p>
      <text:p text:style-name="Standard"><text:s text:c="8"/>"name": "Amazon"</text:p>
      <text:p text:style-name="Standard"><text:s text:c="6"/>}</text:p>
      <text:p text:style-name="Standard"><text:s text:c="4"/>},</text:p>
      <text:p text:style-name="Standard"><text:s text:c="4"/>{</text:p>
      <text:p text:style-name="Standard"><text:s text:c="6"/>"contents": "&lt;p&gt;&lt;b&gt;DESCRIPTION&lt;/b&gt;&lt;br&gt;&lt;br&gt; The AWS Human Resources Operations and Analytics organization is a critical piece of the AWS flywheel. We are the curators of people data for the industry leader in Cloud Computing. As pioneers in this space, we get to answer new and interesting problems in the People Analytics space, always at scale, and across a variety of business and technical leaders. Our data is sourced from a variety of internal and external sources. The work we do enables leaders to continue to make industry shaking decisions with the knowledge that they are doing so based on reliably sourced and responsibly secured data. We own systems and database environments which are built with reliability and security as the foundation on which balances accessibility, speed, scale, and insight generation. Our systems of self-service data today will quickly evolve into self-service insights in 2021 and beyond.&lt;br&gt;&lt;br&gt;Data Engineers are trusted architects and gatekeepers of this information. You will be responsible for designing and building scalable systems from day one. We never solve the same problem twice and data engineers on this team ensure that the systems can facilitate secure, repeatable, consistent experiments which will provide the right answer today and years from now. You will collaborate with other data engineers, data scientists and business intelligence engineers to build data solutions on AWS for AWS to support our employees and customers worldwide. We are searching for a senior leader who will immediately raise the bar for engineers on the team and be able to help develop a vision for a team with multiple engineers from day one.&lt;br&gt;&lt;br&gt; &lt;b&gt;BASIC QUALIFICATIONS&lt;/b&gt; &lt;br&gt;&lt;br&gt; • <text:s/>5+ Years of SQL experience&lt;br&gt;• <text:s/>3+ Years of Scripting experience in Python or other scripting language&lt;br&gt;• <text:s/>3+ Years of ETL Management/Data Pipeline experience&lt;br&gt;• <text:s/>2+ Years of Data Architecture and Design experience&lt;br&gt;• <text:s/>1+ Years of preparation of data for direct use in visualization tools like Tableau/AWS QuickSight&lt;br&gt;• <text:s/>Bachelor's Degree in Computer Science, Information Systems, Data Analytics, or related technical/engineering field&lt;br&gt;&lt;br&gt; &lt;b&gt;PREFERRED QUALIFICATIONS &lt;/b&gt; &lt;br&gt;&lt;br&gt; • <text:s/>Expert-level knowledge of SQL&lt;br&gt;• <text:s/>Proficient in Scala/Spark/Hadoop&lt;br&gt;• <text:s/>Working knowledge of AWS tech stack. Glue, Redshift, EMR, S3, EC2, Lambda will be used regularly in this role&lt;br&gt;• <text:s/>Experience as a leader/mentor of data analytics resources&lt;br&gt;• <text:s/>Experience documenting technical/data systems for technical and business leaders&lt;br&gt;• <text:s/>Experience working with data scientists on research and machine learning problems&lt;br&gt;• <text:s/>Master's Degree in technical or engineering field&lt;br&gt;• <text:s/>Meets/exceeds Amazon's leadership principles requirements for this role&lt;br&gt;• <text:s/>Meets/exceeds Amazon's functional/technical depth and complexity for this role&lt;br&gt;&lt;br&gt;This team is domestically based in Seattle, WA and in the Arlington, VA area. Roles can be accepted for either local.&lt;br&gt;&lt;br&gt;Amazon is committed to a diverse and inclusive workplace. Amazon is an equal opportunity employer and does not discriminate on the basis of race, national origin, gender, gender identity, sexual orientation, protected veteran status, disability, age, or other legally protected status. For individuals with <text:soft-page-break/>disabilities who would like to request an accommodation, please visit https://www.amazon.jobs/en/disability/us.&lt;/p&gt;",</text:p>
      <text:p text:style-name="Standard"><text:s text:c="6"/>"name": "Sr Data Engineer",</text:p>
      <text:p text:style-name="Standard"><text:s text:c="6"/>"type": "external",</text:p>
      <text:p text:style-name="Standard"><text:s text:c="6"/>"publication_date": "2021-05-25T23:58:36Z",</text:p>
      <text:p text:style-name="Standard"><text:s text:c="6"/>"short_name": "sr-data-engineer-7bcb2a",</text:p>
      <text:p text:style-name="Standard"><text:s text:c="6"/>"model_type": "jobs",</text:p>
      <text:p text:style-name="Standard"><text:s text:c="6"/>"id": 4715520,</text:p>
      <text:p text:style-name="Standard"><text:s text:c="6"/>"locations": [</text:p>
      <text:p text:style-name="Standard"><text:s text:c="8"/>{</text:p>
      <text:p text:style-name="Standard"><text:s text:c="10"/>"name": "Seattle, WA"</text:p>
      <text:p text:style-name="Standard"><text:s text:c="8"/>}</text:p>
      <text:p text:style-name="Standard"><text:s text:c="6"/>],</text:p>
      <text:p text:style-name="Standard"><text:s text:c="6"/>"categories": [</text:p>
      <text:p text:style-name="Standard"><text:s text:c="8"/>{</text:p>
      <text:p text:style-name="Standard"><text:s text:c="10"/>"name": "Software Engineer"</text:p>
      <text:p text:style-name="Standard"><text:s text:c="8"/>}</text:p>
      <text:p text:style-name="Standard"><text:s text:c="6"/>],</text:p>
      <text:p text:style-name="Standard"><text:s text:c="6"/>"levels": [</text:p>
      <text:p text:style-name="Standard"><text:s text:c="8"/>{</text:p>
      <text:p text:style-name="Standard"><text:s text:c="10"/>"name": "Senior Level",</text:p>
      <text:p text:style-name="Standard"><text:s text:c="10"/>"short_name": "senior"</text:p>
      <text:p text:style-name="Standard"><text:s text:c="8"/>}</text:p>
      <text:p text:style-name="Standard"><text:s text:c="6"/>],</text:p>
      <text:p text:style-name="Standard"><text:s text:c="6"/>"tags": [],</text:p>
      <text:p text:style-name="Standard"><text:s text:c="6"/>"refs": {</text:p>
      <text:p text:style-name="Standard"><text:s text:c="8"/>"landing_page": "https://www.themuse.com/jobs/amazon/sr-data-engineer-7bcb2a"</text:p>
      <text:p text:style-name="Standard"><text:s text:c="6"/>},</text:p>
      <text:p text:style-name="Standard"><text:s text:c="6"/>"company": {</text:p>
      <text:p text:style-name="Standard"><text:s text:c="8"/>"id": 12090,</text:p>
      <text:p text:style-name="Standard"><text:s text:c="8"/>"short_name": "amazon",</text:p>
      <text:p text:style-name="Standard"><text:s text:c="8"/>"name": "Amazon"</text:p>
      <text:p text:style-name="Standard"><text:s text:c="6"/>}</text:p>
      <text:p text:style-name="Standard"><text:s text:c="4"/>},</text:p>
      <text:p text:style-name="Standard"><text:s text:c="4"/>{</text:p>
      <text:p text:style-name="Standard"><text:s text:c="6"/>"contents": "&lt;p&gt;&lt;b&gt;DESCRIPTION&lt;/b&gt;&lt;br&gt;&lt;br&gt; The In Store Innovation Team bridge the gap between online and in-store retail services. This is your opportunity to learn about the different customer experience software platforms that support Amazon's Retail business. You will touch everything from front-end user experience to backend service frameworks. You will lead the design, implementation and delivery of critical, internationalized website and mobile-site features. You will develop high quality, maintainable, and robust code in JAVA, HTML, CSS, JavaScript across multiple platforms.&lt;br&gt;&lt;br&gt;We are building innovative customer solutions to not only delight our retail customers but solve some of today's limitations in e-commerce. We are scaling our existing experience and adding new initiatives. We strive to better understand our customers and meet their needs.&lt;br&gt;&lt;br&gt;We are a smart, respectful, and data-driven family working with technologies including Amazon's UX frameworks, Amazon Web Services, and the mobile shopping experience. This is your opportunity to make decisions that impact millions of customers and learn how Amazon runs its retail business. You will partner with our product team and drive the technical direction, striking a balance between engineering excellence, time-to-market, and building a system with future vision in mind.&lt;br&gt;&lt;br&gt;If you love building software and care about delivering the right solution for customers, this is your opportunity to thrive! Let's have fun while making history.&lt;br&gt;&lt;br&gt;About our team The Hardlines Customer Experience team (HCX) builds the <text:soft-page-break/>software that makes it fun and engaging to shop for everything from tires to smart security systems to spa filters. By understanding customer intent, we make it easy to find the most suitable product, and by understanding their interests, we delight customers with products that feel handpicked by a personal assistant. We are software developers, designers, scientists, and product managers working on big, interesting customer opportunities.&lt;br&gt;&lt;br&gt;#hcx #HCXTech #ReinventRetail&lt;br&gt;&lt;br&gt;#ReinventRetail&lt;br&gt;&lt;br&gt;Amazon.com is an Equal Opportunity-Affirmative Action Employer <text:s/>Minority / Women / Disability / Veteran / Gender Identity / Sexual Orientation&lt;br&gt;&lt;br&gt; &lt;b&gt;BASIC QUALIFICATIONS&lt;/b&gt; &lt;br&gt;&lt;br&gt; • <text:s/>Programming experience with at least one modern language such as Java, C++, or C# including object-oriented design&lt;br&gt;• <text:s/>1+ years of experience contributing to the architecture and design (architecture, design patterns, reliability and scaling) of new and current systems.&lt;br&gt;• <text:s/>2+ years of non-internship professional software development experience&lt;br&gt;• <text:s/>Strong OO programming and design skills with understanding of common design patterns;&lt;br&gt;• <text:s/>Experience translating business requirements into operational systems;&lt;br&gt;• <text:s/>Ability to propose creative and elegant solutions to complex technical problems;&lt;br&gt;• <text:s/>Commitment to operational excellence: building low-defect systems that are user-friendly with low operational burden;&lt;br&gt;• <text:s/>Willingness to own all stages of development process: design, testing, implementation, operational support;&lt;br&gt;• <text:s/>Bachelor's degree in Computer Science or other technical field, or commensurate professional experience.&lt;br&gt;&lt;br&gt; &lt;b&gt;PREFERRED QUALIFICATIONS &lt;/b&gt; &lt;br&gt;&lt;br&gt; • <text:s/>Experience building large-scale distributed systems with service oriented architectures&lt;br&gt;• <text:s/>Experience with Linux development&lt;br&gt;• <text:s/>Demonstrated strong technical judgment in conjunction with passionate customer-focus&lt;br&gt;• <text:s/>Passion for understanding ambiguous, complex problems and driving high-quality, innovative, clean technical solutions&lt;br&gt;• <text:s/>Excellent written and verbal communication&lt;br&gt;• <text:s/>Proficiency in Front-end Coding and Design (JavaScript, CSS, HTML, jQuery, and libraries or frameworks such as Backbone, Angular and GWT)&lt;/p&gt;",</text:p>
      <text:p text:style-name="Standard"><text:s text:c="6"/>"name": "Full Stack Developer, In Store Innovation",</text:p>
      <text:p text:style-name="Standard"><text:s text:c="6"/>"type": "external",</text:p>
      <text:p text:style-name="Standard"><text:s text:c="6"/>"publication_date": "2021-05-19T00:29:00Z",</text:p>
      <text:p text:style-name="Standard"><text:s text:c="6"/>"short_name": "full-stack-developer-in-store-innovation",</text:p>
      <text:p text:style-name="Standard"><text:s text:c="6"/>"model_type": "jobs",</text:p>
      <text:p text:style-name="Standard"><text:s text:c="6"/>"id": 4150821,</text:p>
      <text:p text:style-name="Standard"><text:s text:c="6"/>"locations": [</text:p>
      <text:p text:style-name="Standard"><text:s text:c="8"/>{</text:p>
      <text:p text:style-name="Standard"><text:s text:c="10"/>"name": "Seattle, WA"</text:p>
      <text:p text:style-name="Standard"><text:s text:c="8"/>}</text:p>
      <text:p text:style-name="Standard"><text:s text:c="6"/>],</text:p>
      <text:p text:style-name="Standard"><text:s text:c="6"/>"categories": [</text:p>
      <text:p text:style-name="Standard"><text:s text:c="8"/>{</text:p>
      <text:p text:style-name="Standard"><text:s text:c="10"/>"name": "Software Engineer"</text:p>
      <text:p text:style-name="Standard"><text:s text:c="8"/>}</text:p>
      <text:p text:style-name="Standard"><text:s text:c="6"/>],</text:p>
      <text:p text:style-name="Standard"><text:s text:c="6"/>"levels": [</text:p>
      <text:p text:style-name="Standard"><text:s text:c="8"/>{</text:p>
      <text:p text:style-name="Standard"><text:s text:c="10"/>"name": "Mid Level",</text:p>
      <text:p text:style-name="Standard"><text:s text:c="10"/>"short_name": "mid"</text:p>
      <text:p text:style-name="Standard"><text:s text:c="8"/>}</text:p>
      <text:p text:style-name="Standard"><text:s text:c="6"/>],</text:p>
      <text:p text:style-name="Standard"><text:s text:c="6"/>"tags": [],</text:p>
      <text:p text:style-name="Standard"><text:s text:c="6"/>"refs": {</text:p>
      <text:p text:style-name="Standard"><text:s text:c="8"/>"landing_page": "https://www.themuse.com/jobs/amazon/full-stack-developer-in-store-innovation"</text:p>
      <text:p text:style-name="Standard"><text:s text:c="6"/>},</text:p>
      <text:p text:style-name="Standard"><text:soft-page-break/><text:s text:c="6"/>"company": {</text:p>
      <text:p text:style-name="Standard"><text:s text:c="8"/>"id": 12090,</text:p>
      <text:p text:style-name="Standard"><text:s text:c="8"/>"short_name": "amazon",</text:p>
      <text:p text:style-name="Standard"><text:s text:c="8"/>"name": "Amazon"</text:p>
      <text:p text:style-name="Standard"><text:s text:c="6"/>}</text:p>
      <text:p text:style-name="Standard"><text:s text:c="4"/>},</text:p>
      <text:p text:style-name="Standard"><text:s text:c="4"/>{</text:p>
      <text:p text:style-name="Standard"><text:s text:c="6"/>"contents": "&lt;p&gt;&lt;strong&gt;Salesforce Developer - Multiple Openings&lt;/strong&gt;&lt;/p&gt;\n\n&lt;p&gt;&lt;em&gt;Location: &lt;strong&gt;Remote&lt;/strong&gt;&lt;/em&gt;&lt;br&gt; &lt;/p&gt;\n\n&lt;p&gt;&lt;strong&gt;&lt;em&gt;About the role. . .&lt;/em&gt;&lt;/strong&gt;&lt;/p&gt;\n\n&lt;p&gt;Our Digital Transformation team is looking for a seasoned Salesforce Developer to create, develop, and support custom solutions and integrations.&lt;/p&gt;\n\n&lt;p&gt;At the same time, you’ll be joining a five-time “Best Company to Work For,” where intelligent, talented people come together to do outstanding work—and have a lot of fun while they’re at it. Because we’re a full-service consulting firm with a diverse client base, you can count on a steady stream of opportunities to work with cutting-edge technologies on projects that make a real difference. Logic20/20's Global Delivery Model creates a connected experience for Logicians across geographies. You'll have access to projects in different locations, the technology to support Connected Teams, and in-person and online culture in our Connected Hub cities.&lt;/p&gt;\n\n&lt;p&gt;The Logic20/20 Digital Transformation team is where innovation comes to life. We apply design thinking and next-gen technologies to solve our clients’ toughest business challenges in ways they never dreamed possible. You’ll work side-by-side with various architects, managers, and engineering consultants to gain a 360-degree perspective of the challenge at hand while contributing your unique perspective to develop innovative solutions. And when you want to expand your horizons, we’ve got you covered. You’ll have opportunities to shape the next chapter of your career by getting hands-on experience with emerging technologies like RPA, virtual assistants, and more.&lt;/p&gt;\n\n&lt;p&gt;&lt;strong&gt;Responsibilities:&lt;/strong&gt;&lt;/p&gt;\n\n&lt;ul&gt;&lt;li&gt;Design &amp;amp; develop solutions primarily on the Salesforce platform, leveraging Apex programming language and/or Visualforce&lt;/li&gt;&lt;li&gt;Collaborate with architects to define the solution and optimize the performance of complex software systems&lt;/li&gt;&lt;li&gt;Analyze issues, identify root cause, and define mitigation plan or problem resolution&lt;/li&gt;&lt;/ul&gt;\n\n&lt;p&gt;&lt;strong&gt;Experience and Skills:&lt;/strong&gt;&lt;/p&gt;\n\n&lt;ul&gt;&lt;li&gt;7+ years of experience as a Salesforce Developer (Apex &amp;amp; Visualforce)&lt;/li&gt;&lt;li&gt;Experience with Apex, SOQL, Visualforce Page, Lightning Component&lt;/li&gt;&lt;li&gt;2+ years of experience with Apttus CLM&lt;/li&gt;&lt;li&gt;Salesforce Certified Developer or Advanced Developer or Cloud Consultant&lt;/li&gt;&lt;li&gt;Extensive experience with Agile Methodology&lt;/li&gt;&lt;/ul&gt;\n\n&lt;p&gt;&lt;strong&gt;Behavioral and Interpersonal:&lt;/strong&gt;&lt;/p&gt;\n\n&lt;ul&gt;&lt;li&gt;Ability to present concepts clearly to developers and executives&lt;/li&gt;&lt;li&gt;Ability to naturally demonstrates critical thinking and initiative&lt;/li&gt;&lt;li&gt;Can adapt to frequent change and consistently meets deadlines&lt;/li&gt;&lt;li&gt;Strong skills in delivering in a team environment&lt;/li&gt;&lt;li&gt;Shows capacity in shaping decision with limited information in dynamic situations&lt;/li&gt;&lt;/ul&gt;\n\n&lt;p&gt;&lt;strong&gt;Desirable skills&lt;/strong&gt;&lt;/p&gt;\n\n&lt;ul&gt;&lt;li&gt;Apttus CPQ experience&lt;/li&gt;&lt;li&gt;Experience in Lighting Web Component (LWC) Development&lt;/li&gt;&lt;li&gt;Telephony experience&lt;/li&gt;&lt;li&gt;Familiarity in Java Development&lt;/li&gt;&lt;li&gt;Knowledge of AWS&lt;/li&gt;&lt;/ul&gt;\n\n&lt;p&gt;&lt;strong&gt;&lt;em&gt;About Logic20/20. . .&lt;/em&gt;&lt;/strong&gt;&lt;/p&gt;\n\n&lt;p&gt;Logic20/20 is one of Seattle’s fastest-growing consulting firms. We hire remarkable people to create simple, efficient solutions for complex problems.&lt;/p&gt;\n\n&lt;p&gt;Although we make it look like magic, our success is due to our approach (methodical and structured) and the people we hire (smart, motivated, and team-oriented). Together, these enable us to consistently exceed client expectations—and our reputation is growing.&lt;/p&gt;\n\n&lt;p&gt;For the past five years, we’ve placed in the top ten of Seattle Business magazine’s “Best Companies to Work For”. From engaged leadership and wide-ranging benefits to career mentorship and diverse internal opportunities, we pride ourselves on being one of the best companies to work with and work for.&lt;/p&gt;\n\n&lt;p&gt;We hire people that are self-motivated, comfortable conceiving <text:soft-page-break/>strategies on the fly, and enjoy working individually and as part of a team. Our work is high-energy and demanding, but new hires will quickly feel at home among colleagues as friendly and focused as they are. We bring our best to every opportunity, driving change in industries across the West Coast. Join us and you can, too.&lt;/p&gt;",</text:p>
      <text:p text:style-name="Standard"><text:s text:c="6"/>"name": "Salesforce Developer (REMOTE)",</text:p>
      <text:p text:style-name="Standard"><text:s text:c="6"/>"type": "external",</text:p>
      <text:p text:style-name="Standard"><text:s text:c="6"/>"publication_date": "2021-05-28T23:14:49Z",</text:p>
      <text:p text:style-name="Standard"><text:s text:c="6"/>"short_name": "salesforce-developer-remote",</text:p>
      <text:p text:style-name="Standard"><text:s text:c="6"/>"model_type": "jobs",</text:p>
      <text:p text:style-name="Standard"><text:s text:c="6"/>"id": 3525843,</text:p>
      <text:p text:style-name="Standard"><text:s text:c="6"/>"locations": [</text:p>
      <text:p text:style-name="Standard"><text:s text:c="8"/>{</text:p>
      <text:p text:style-name="Standard"><text:s text:c="10"/>"name": "Seattle, WA"</text:p>
      <text:p text:style-name="Standard"><text:s text:c="8"/>}</text:p>
      <text:p text:style-name="Standard"><text:s text:c="6"/>],</text:p>
      <text:p text:style-name="Standard"><text:s text:c="6"/>"categories": [</text:p>
      <text:p text:style-name="Standard"><text:s text:c="8"/>{</text:p>
      <text:p text:style-name="Standard"><text:s text:c="10"/>"name": "Software Engineer"</text:p>
      <text:p text:style-name="Standard"><text:s text:c="8"/>}</text:p>
      <text:p text:style-name="Standard"><text:s text:c="6"/>],</text:p>
      <text:p text:style-name="Standard"><text:s text:c="6"/>"levels": [</text:p>
      <text:p text:style-name="Standard"><text:s text:c="8"/>{</text:p>
      <text:p text:style-name="Standard"><text:s text:c="10"/>"name": "Senior Level",</text:p>
      <text:p text:style-name="Standard"><text:s text:c="10"/>"short_name": "senior"</text:p>
      <text:p text:style-name="Standard"><text:s text:c="8"/>}</text:p>
      <text:p text:style-name="Standard"><text:s text:c="6"/>],</text:p>
      <text:p text:style-name="Standard"><text:s text:c="6"/>"tags": [],</text:p>
      <text:p text:style-name="Standard"><text:s text:c="6"/>"refs": {</text:p>
      <text:p text:style-name="Standard"><text:s text:c="8"/>"landing_page": "https://www.themuse.com/jobs/logic2020/salesforce-developer-remote"</text:p>
      <text:p text:style-name="Standard"><text:s text:c="6"/>},</text:p>
      <text:p text:style-name="Standard"><text:s text:c="6"/>"company": {</text:p>
      <text:p text:style-name="Standard"><text:s text:c="8"/>"id": 11833,</text:p>
      <text:p text:style-name="Standard"><text:s text:c="8"/>"short_name": "logic2020",</text:p>
      <text:p text:style-name="Standard"><text:s text:c="8"/>"name": "Logic20/20"</text:p>
      <text:p text:style-name="Standard"><text:s text:c="6"/>}</text:p>
      <text:p text:style-name="Standard"><text:s text:c="4"/>},</text:p>
      <text:p text:style-name="Standard"><text:s text:c="4"/>{</text:p>
      <text:p text:style-name="Standard"><text:s text:c="6"/>"contents": "&lt;p&gt;&lt;b&gt;DESCRIPTION&lt;/b&gt;&lt;br&gt;&lt;br&gt; AWS CloudFormation provides an easy declarative way to create, deploy and manage applications and infrastructure in the AWS cloud. The CloudFormation teams are pioneers in the \"Infrastructure as Code\" space. We develop distributed systems that spin up infrastructure across AWS at unprecedented scale. This would have an impact in shaping our resource framework that allows CloudFormation to provision hundreds of AWS services. We are looking for full stack developers to join our amazing team, who excel in a fast-paced and often ambiguous environment where we love pushing the boundaries to innovate, learn while we design and develop new software.&lt;br&gt;&lt;br&gt;You'll get to learn, grow and work with amazing team to:&lt;br&gt;• <text:s/>Design/develop/iterate developer tools and services that are used by thousands of AWS users.&lt;br&gt;• <text:s/>Work with and learn many different technologies every day including Java, REST, Go, Python etc..,&lt;br&gt;• <text:s/>Deeply own the full stack and entire lifecycle of our products, from the roadmap to the design/architecture to implementation and continuous iterative development and deployment of both services and web apps.&lt;br&gt;• <text:s/>Interface closely with internal and external customers to quickly drive new products and new features.&lt;br&gt;&lt;br&gt;As a key developer on the team, you will help design and implement core components that contribute to our <text:soft-page-break/>open source ecosystem for CloudFormation CLI experiences. This opportunity will enable you as a conduit to innovate on CLI experiences with rest of the open source community and take things to achieve greater goals and heights.&lt;br&gt;&lt;br&gt;Work/Life Balance&lt;br&gt;The CloudFormation team values work-life balance. Most days, our entire team is co-located in the Seattle office, but we're also flexible when people occasionally need to work from home. We generally keep core in-office hours from 10am to 5pm. About half of us come in earlier and the other half of us stay later. We are builder-operators of our services at AWS and have an on-call rotation where you'll participate once every 5-6 weeks. We work together to reduce our on-call load by ensuring that our systems are fault tolerant, and resolve the root cause of an issue so that we don't get paged for the same issue twice.&lt;br&gt;&lt;br&gt;On-Call Responsibility&lt;br&gt;This position involves on-call responsibilities typically 2 weeks (one week as Primary and another week as Secondary) for every 2 months. We work diligently to ensure our systems are fault tolerant. When we get paged, we work together to resolve root cause so that we don't get paged for the same issue twice.&lt;br&gt;&lt;br&gt;---&lt;br&gt;&lt;br&gt;AWS has the most services and more features within those services, than any other cloud providerfrom infrastructure technologies like compute, storage, and databasesto emerging technologies, such as machine learning and artificial intelligence, data lakes and analytics, and Internet of Things. Whether its Identity features such as access management and sign on, cryptography, console, builder &amp;amp; developer tools, and even projects like automating all of our contractual billing systems, AWS Platform is always innovating with the customer in mind. The AWS Platform team sustains over 750 million transactions per second.&lt;br&gt;&lt;br&gt;Mentor&lt;br&gt;We have a formal mentor search application that lets you find a mentor that works best for you based on location, job family, job level etc. Your manager can also help you find a mentor or two, because two is better than one. In addition to formal mentors, we work and train together so that we are always learning from one another, and we celebrate and support the career progression of our team members.&lt;br&gt;&lt;br&gt;Inclusion&lt;br&gt;Here at AWS, we embrace our differences. We are committed to furthering our culture of inclusion. We have ten employee-led affinity groups, reaching 40,000 employees in over 190 chapters globally. We have innovative benefit offerings, and we host annual and ongoing learning experiences, including our Conversations on Race and Ethnicity (CORE) and AmazeCon (gender diversity) conferences. Amazon's culture of inclusion is reinforced within our 14 Leadership Principles, which remind team members to seek diverse perspectives, learn and be curious, and earn trust.&lt;br&gt;&lt;br&gt;Work-Life Balance&lt;br&gt;&lt;br&gt;We offer flexibility in working hours and encourage you to find your own balance between your work and personal life.&lt;br&gt;&lt;br&gt; &lt;b&gt;BASIC QUALIFICATIONS&lt;/b&gt; &lt;br&gt;&lt;br&gt; • <text:s/>2+ years of non-internship professional software development experience&lt;br&gt;• <text:s/>Programming experience with at least one modern language such as Java, C++, or C# including object-oriented design&lt;br&gt;• <text:s/>1+ years of experience contributing to the architecture and design (architecture, design patterns, reliability and scaling) of new and current systems.&lt;br&gt;&lt;br&gt; &lt;b&gt;PREFERRED QUALIFICATIONS &lt;/b&gt; &lt;br&gt;&lt;br&gt; • <text:s/>Experience in taking a lead role developing complex software that have successfully been delivered to customers&lt;br&gt;• <text:s/>Experience working in a DevOps environment&lt;br&gt;• <text:s/>Experience with AWS CloudFormation&lt;br&gt;&lt;br&gt;Amazon is committed to a diverse and inclusive workplace. Amazon is an equal opportunity employer and does not discriminate on the basis of race, national origin, gender, gender identity, sexual orientation, protected veteran status, disability, age, or other legally protected status. For individuals with disabilities who would like to request an accommodation, please visit https://www.amazon.jobs/en/disability/us.&lt;/p&gt;",</text:p>
      <text:p text:style-name="Standard"><text:s text:c="6"/>"name": "Software Development Engineer",</text:p>
      <text:p text:style-name="Standard"><text:s text:c="6"/>"type": "external",</text:p>
      <text:p text:style-name="Standard"><text:s text:c="6"/>"publication_date": "2021-06-11T12:00:25Z",</text:p>
      <text:p text:style-name="Standard"><text:s text:c="6"/>"short_name": "software-development-engineer-e926ac",</text:p>
      <text:p text:style-name="Standard"><text:s text:c="6"/>"model_type": "jobs",</text:p>
      <text:p text:style-name="Standard"><text:s text:c="6"/>"id": 5556662,</text:p>
      <text:p text:style-name="Standard"><text:s text:c="6"/>"locations": [</text:p>
      <text:p text:style-name="Standard"><text:s text:c="8"/>{</text:p>
      <text:p text:style-name="Standard"><text:soft-page-break/><text:s text:c="10"/>"name": "Seattle, WA"</text:p>
      <text:p text:style-name="Standard"><text:s text:c="8"/>}</text:p>
      <text:p text:style-name="Standard"><text:s text:c="6"/>],</text:p>
      <text:p text:style-name="Standard"><text:s text:c="6"/>"categories": [</text:p>
      <text:p text:style-name="Standard"><text:s text:c="8"/>{</text:p>
      <text:p text:style-name="Standard"><text:s text:c="10"/>"name": "Software Engineer"</text:p>
      <text:p text:style-name="Standard"><text:s text:c="8"/>}</text:p>
      <text:p text:style-name="Standard"><text:s text:c="6"/>],</text:p>
      <text:p text:style-name="Standard"><text:s text:c="6"/>"levels": [</text:p>
      <text:p text:style-name="Standard"><text:s text:c="8"/>{</text:p>
      <text:p text:style-name="Standard"><text:s text:c="10"/>"name": "Mid Level",</text:p>
      <text:p text:style-name="Standard"><text:s text:c="10"/>"short_name": "mid"</text:p>
      <text:p text:style-name="Standard"><text:s text:c="8"/>}</text:p>
      <text:p text:style-name="Standard"><text:s text:c="6"/>],</text:p>
      <text:p text:style-name="Standard"><text:s text:c="6"/>"tags": [],</text:p>
      <text:p text:style-name="Standard"><text:s text:c="6"/>"refs": {</text:p>
      <text:p text:style-name="Standard"><text:s text:c="8"/>"landing_page": "https://www.themuse.com/jobs/amazon/software-development-engineer-e926ac"</text:p>
      <text:p text:style-name="Standard"><text:s text:c="6"/>},</text:p>
      <text:p text:style-name="Standard"><text:s text:c="6"/>"company": {</text:p>
      <text:p text:style-name="Standard"><text:s text:c="8"/>"id": 12090,</text:p>
      <text:p text:style-name="Standard"><text:s text:c="8"/>"short_name": "amazon",</text:p>
      <text:p text:style-name="Standard"><text:s text:c="8"/>"name": "Amazon"</text:p>
      <text:p text:style-name="Standard"><text:s text:c="6"/>}</text:p>
      <text:p text:style-name="Standard"><text:s text:c="4"/>},</text:p>
      <text:p text:style-name="Standard"><text:s text:c="4"/>{</text:p>
      <text:p text:style-name="Standard"><text:s text:c="6"/>"contents": "&lt;p&gt;&lt;b&gt;DESCRIPTION&lt;/b&gt;&lt;br&gt;&lt;br&gt; Do you want to be part of a new engineering team that is building from the ground up at Amazon? Can you commit to building a new service with a high level of integrity and discretion in handling sensitive information? Do you have a passion for bringing the best experience to our customers?&lt;br&gt;&lt;br&gt;In this team you will have the opportunity to:&lt;br&gt;• <text:s/>Solve challenging problems at significant scale&lt;br&gt;• <text:s/>&lt;br&gt;• <text:s/>Work on innovative systems that are still in their beginning stages&lt;br&gt;• <text:s/>&lt;br&gt;• <text:s/>Be an actively contributing member of an agile development team, and have a large impact on the design, architecture, and implementation of a mission critical project&lt;br&gt;• <text:s/>&lt;br&gt;• <text:s/>Work in a start-up environment with the backing of a strong corporate support culture within Amazon&lt;br&gt;We are looking for software developers with expertise and passion for building large scale distributed systems and services. In this role, you will have responsibility for:&lt;br&gt;• <text:s/>Building functional and technical requirements into detailed architecture and design&lt;br&gt;• <text:s/>&lt;br&gt;• <text:s/>Coding and testing complex system components&lt;br&gt;• <text:s/>&lt;br&gt;• <text:s/>Participating in code and design reviews to maintain our high development standards&lt;br&gt;• <text:s/>&lt;br&gt;• <text:s/>Overall system architecture, scalability, reliability, and performance&lt;br&gt;• <text:s/>&lt;br&gt;• <text:s/>Mentoring other engineers, defining our technical culture, and helping to build a new fast-growing team&lt;br&gt;&lt;br&gt; &lt;b&gt;BASIC QUALIFICATIONS&lt;/b&gt; &lt;br&gt;&lt;br&gt; • <text:s/>Programming experience with at least one modern language such as Java, C++, or C# including object-oriented design&lt;br&gt;• <text:s/>1+ years of experience contributing to the architecture and design (architecture, design patterns, reliability and scaling) of new and current systems.&lt;br&gt;• <text:s/>2+ years of non-internship professional software development experience&lt;br&gt;• <text:s/>Bachelor's degree in computer science, engineering, or a related technical discipline&lt;br&gt;• <text:s/>&lt;br&gt;• <text:s/>2+ years of industry experience writing large scale systems&lt;br&gt;• <text:s/>&lt;br&gt;• <text:s/>Strong knowledge of computer science fundamentals in object-oriented design, data structures, algorithms, problem solving, and complexity analysis&lt;br&gt;• <text:s/>&lt;br&gt;• <text:s/>Experience working within either agile or traditional waterfall software development lifecycles&lt;br&gt;• <text:s/>&lt;br&gt;• <text:s/>Proficiency in at least one modern programming language such as C, C++, C#, or Java&lt;br&gt;&lt;br&gt; &lt;b&gt;PREFERRED QUALIFICATIONS &lt;/b&gt; &lt;br&gt;&lt;br&gt; • <text:s/>5+ years experience <text:soft-page-break/>building complex software systems successfully delivered to customers&lt;br&gt;• <text:s/>&lt;br&gt;• <text:s/>Knowledge of professional software engineering practices and best practices for the full software development lifecycle, including coding standards, code reviews, source control management, build processes, testing, and operations&lt;br&gt;• <text:s/>&lt;br&gt;• <text:s/>Write high quality code that is robust and easy to maintain&lt;br&gt;• <text:s/>&lt;br&gt;• <text:s/>Understanding of system performance and scaling&lt;br&gt;• <text:s/>&lt;br&gt;• <text:s/>Ability to take a project from scoping requirements through actual launch of the project&lt;br&gt;• <text:s/>&lt;br&gt;• <text:s/>Possess good communication skills, sharp analytical abilities, and proven design skills&lt;br&gt;• <text:s/>&lt;br&gt;• <text:s/>Experience in communicating with users, other technical teams, and management to collect requirements, describe software product features and technical designs&lt;br&gt;• <text:s/>&lt;br&gt;• <text:s/>Experience debugging, diagnosing, and trouble-shooting complex, production software is a plus&lt;br&gt;• <text:s/>&lt;br&gt;• <text:s/>Experience writing multi-threaded programs requiring concurrency and synchronization primitives is a plus&lt;br&gt;• <text:s/>&lt;br&gt;• <text:s/>Experience delivering and operating large scale, highly available distributed systems is a plus&lt;br&gt;• <text:s/>&lt;br&gt;• <text:s/>Masters or PhD in computer science preferred&lt;br&gt;Amazon is committed to a diverse and inclusive workplace. Amazon is an equal opportunity employer and does not discriminate on the basis of race, national origin, gender, gender identity, sexual orientation, protected veteran status, disability, age, or other legally protected status. For individuals with disabilities who would like to request an accommodation, please visit https://www.amazon.jobs/en/disability/us//&lt;/p&gt;",</text:p>
      <text:p text:style-name="Standard"><text:s text:c="6"/>"name": "Software Development Engineer",</text:p>
      <text:p text:style-name="Standard"><text:s text:c="6"/>"type": "external",</text:p>
      <text:p text:style-name="Standard"><text:s text:c="6"/>"publication_date": "2021-06-11T12:02:46Z",</text:p>
      <text:p text:style-name="Standard"><text:s text:c="6"/>"short_name": "software-development-engineer-dc77c6",</text:p>
      <text:p text:style-name="Standard"><text:s text:c="6"/>"model_type": "jobs",</text:p>
      <text:p text:style-name="Standard"><text:s text:c="6"/>"id": 5363676,</text:p>
      <text:p text:style-name="Standard"><text:s text:c="6"/>"locations": [</text:p>
      <text:p text:style-name="Standard"><text:s text:c="8"/>{</text:p>
      <text:p text:style-name="Standard"><text:s text:c="10"/>"name": "Seattle, WA"</text:p>
      <text:p text:style-name="Standard"><text:s text:c="8"/>}</text:p>
      <text:p text:style-name="Standard"><text:s text:c="6"/>],</text:p>
      <text:p text:style-name="Standard"><text:s text:c="6"/>"categories": [</text:p>
      <text:p text:style-name="Standard"><text:s text:c="8"/>{</text:p>
      <text:p text:style-name="Standard"><text:s text:c="10"/>"name": "Software Engineer"</text:p>
      <text:p text:style-name="Standard"><text:s text:c="8"/>}</text:p>
      <text:p text:style-name="Standard"><text:s text:c="6"/>],</text:p>
      <text:p text:style-name="Standard"><text:s text:c="6"/>"levels": [</text:p>
      <text:p text:style-name="Standard"><text:s text:c="8"/>{</text:p>
      <text:p text:style-name="Standard"><text:s text:c="10"/>"name": "Senior Level",</text:p>
      <text:p text:style-name="Standard"><text:s text:c="10"/>"short_name": "senior"</text:p>
      <text:p text:style-name="Standard"><text:s text:c="8"/>}</text:p>
      <text:p text:style-name="Standard"><text:s text:c="6"/>],</text:p>
      <text:p text:style-name="Standard"><text:s text:c="6"/>"tags": [],</text:p>
      <text:p text:style-name="Standard"><text:s text:c="6"/>"refs": {</text:p>
      <text:p text:style-name="Standard"><text:s text:c="8"/>"landing_page": "https://www.themuse.com/jobs/amazon/software-development-engineer-dc77c6"</text:p>
      <text:p text:style-name="Standard"><text:s text:c="6"/>},</text:p>
      <text:p text:style-name="Standard"><text:s text:c="6"/>"company": {</text:p>
      <text:p text:style-name="Standard"><text:s text:c="8"/>"id": 12090,</text:p>
      <text:p text:style-name="Standard"><text:s text:c="8"/>"short_name": "amazon",</text:p>
      <text:p text:style-name="Standard"><text:s text:c="8"/>"name": "Amazon"</text:p>
      <text:p text:style-name="Standard"><text:s text:c="6"/>}</text:p>
      <text:p text:style-name="Standard"><text:s text:c="4"/>},</text:p>
      <text:p text:style-name="Standard"><text:s text:c="4"/>{</text:p>
      <text:p text:style-name="Standard"><text:soft-page-break/><text:s text:c="6"/>"contents": "&lt;p&gt;&lt;b&gt;DESCRIPTION&lt;/b&gt;&lt;br&gt;&lt;br&gt; Are you a Data Analytics specialist? Do you have Data Warehousing, Hadoop/Data Lake experience? Do you like to solve the most complex and high scale (billions + records) data challenges in the world today? Do you like to work on-site in a variety of business environments, leading teams through high impact projects that use the newest data analytic technologies? Would you like a career path that enables you to progress with the rapid adoption of cloud computing?&lt;br&gt;&lt;br&gt;This role will specifically focus on large scale data warehousing and data warehouse modernization. The role is to help our customers and partners to eliminate technical and economic constraints from their legacy data warehouses and help them to leverage their data to develop business insights. Our consultants will develop, deliver and implement data warehouse projects that help our customers help our customers leverage their data to develop business insights. These professional services engagements will focus on customer solutions such as data warehousing, business intelligence and advanced analytics.&lt;br&gt;Responsibilities include:&lt;br&gt;• <text:s/>Expertise - Collaborate with AWS field sales, pre-sales, training and support teams to help partners and customers learn and use AWS services such as Redshift, Database Migration Service, Glue, S3, and Schema Conversion Tool.&lt;br&gt;• <text:s/>Solution - Deliver on-site technical engagements with partners and customers. This includes participating in pre-sales on-site visits, understanding customer requirements, contributing to internal Area of Depth (AoD) programs, authoring AWS Data Analytics best practice blogs/whitepaper and creating packaged data service offerings.&lt;br&gt;• <text:s/>Delivery - Engagements include short on-site projects to assess and optimize customer's Amazon Redshift implementations and helping customers to migrate from their existing on-premises data warehouses using other databases to Amazon Redshift.&lt;br&gt;• <text:s/>• <text:s/>Innovate - Engaging with the customer's business and technology stakeholders to create a compelling vision of a data-driven enterprise in their environment&lt;br&gt;This is a customer facing role. You will be required to travel to client locations and deliver professional services when needed.&lt;br&gt;&lt;br&gt; &lt;b&gt;BASIC QUALIFICATIONS&lt;/b&gt; &lt;br&gt;&lt;br&gt; • <text:s/>Basic QualificationsBachelor's degree in Computer Science, Engineering, Mathematics or a related field or equivalent professional or military experience&lt;br&gt;• <text:s/>12+ years of experience of IT platform implementation in a technical role&lt;br&gt;• <text:s/>8+ years of development and/or DBA experience in Relational Database Management Systems (RDBMS)&lt;br&gt;• <text:s/>5+ years of hands-on experience in implementation and performance tuning MPP databases (Teradata, Vertica, Netezza, Greenplum)&lt;br&gt;• <text:s/>Experience with prioritization of projects that mitigate trade-offs&lt;br&gt;• <text:s/>Experience in analyzing Data Warehouses such as Teradata, Netezza, Oracle, etc. or Greenplum etc.&lt;br&gt;• <text:s/>Experience designing database environments, analyzing production deployments, and making recommendations to optimize performance&lt;br&gt;&lt;br&gt; &lt;b&gt;PREFERRED QUALIFICATIONS &lt;/b&gt; &lt;br&gt;&lt;br&gt; • <text:s/>Masters or PhD in Computer Science, Physics, Engineering or Math&lt;br&gt;• <text:s/>Ability to evaluate and plan migrations to Amazon Redshift&lt;br&gt;• <text:s/>One of the AWS Associate level certifications or AWS Certified Cloud Practitioner.&lt;br&gt;• <text:s/>Extensive hands on experience in leading large-scale full-cycle MPP enterprise data warehousing (EDW) projects&lt;br&gt;• <text:s/>Extensive hands on experience in data warehousing design, tuning and ETL/ELT process development&lt;br&gt;• <text:s/>Excellent SQL and strong hands-on scripting (bash, perl or python) ability&lt;br&gt;• <text:s/>Experience implementing AWS services in a variety of distributed computing, enterprise environments&lt;br&gt;• <text:s/>Understanding of database and analytical technologies in the industry including MPP databases, Data Warehouse design, BI reporting, Dashboard development and NoSQL storage&lt;br&gt;Amazon is committed to a diverse and inclusive workplace. Amazon is an equal opportunity employer and does not discriminate on the basis of race, national origin, gender, gender identity, sexual orientation, protected veteran status, disability, age, or other legally protected status. For individuals with disabilities who would like to request an accommodation, please visit https://www.amazon.jobs/en/disability/us.&lt;/p&gt;",</text:p>
      <text:p text:style-name="Standard"><text:s text:c="6"/>"name": "Principal Data Architect, Data Warehousing &amp; MPP",</text:p>
      <text:p text:style-name="Standard"><text:s text:c="6"/>"type": "external",</text:p>
      <text:p text:style-name="Standard"><text:s text:c="6"/>"publication_date": "2021-06-11T12:05:05Z",</text:p>
      <text:p text:style-name="Standard"><text:s text:c="6"/>"short_name": "principal-data-architect-data-warehousing-mpp-05fcb9",</text:p>
      <text:p text:style-name="Standard"><text:s text:c="6"/>"model_type": "jobs",</text:p>
      <text:p text:style-name="Standard"><text:soft-page-break/><text:s text:c="6"/>"id": 5259668,</text:p>
      <text:p text:style-name="Standard"><text:s text:c="6"/>"locations": [</text:p>
      <text:p text:style-name="Standard"><text:s text:c="8"/>{</text:p>
      <text:p text:style-name="Standard"><text:s text:c="10"/>"name": "Flexible / Remote"</text:p>
      <text:p text:style-name="Standard"><text:s text:c="8"/>}</text:p>
      <text:p text:style-name="Standard"><text:s text:c="6"/>],</text:p>
      <text:p text:style-name="Standard"><text:s text:c="6"/>"categories": [</text:p>
      <text:p text:style-name="Standard"><text:s text:c="8"/>{</text:p>
      <text:p text:style-name="Standard"><text:s text:c="10"/>"name": "Data Science"</text:p>
      <text:p text:style-name="Standard"><text:s text:c="8"/>}</text:p>
      <text:p text:style-name="Standard"><text:s text:c="6"/>],</text:p>
      <text:p text:style-name="Standard"><text:s text:c="6"/>"levels": [</text:p>
      <text:p text:style-name="Standard"><text:s text:c="8"/>{</text:p>
      <text:p text:style-name="Standard"><text:s text:c="10"/>"name": "Senior Level",</text:p>
      <text:p text:style-name="Standard"><text:s text:c="10"/>"short_name": "senior"</text:p>
      <text:p text:style-name="Standard"><text:s text:c="8"/>}</text:p>
      <text:p text:style-name="Standard"><text:s text:c="6"/>],</text:p>
      <text:p text:style-name="Standard"><text:s text:c="6"/>"tags": [],</text:p>
      <text:p text:style-name="Standard"><text:s text:c="6"/>"refs": {</text:p>
      <text:p text:style-name="Standard"><text:s text:c="8"/>"landing_page": "https://www.themuse.com/jobs/amazon/principal-data-architect-data-warehousing-mpp-05fcb9"</text:p>
      <text:p text:style-name="Standard"><text:s text:c="6"/>},</text:p>
      <text:p text:style-name="Standard"><text:s text:c="6"/>"company": {</text:p>
      <text:p text:style-name="Standard"><text:s text:c="8"/>"id": 12090,</text:p>
      <text:p text:style-name="Standard"><text:s text:c="8"/>"short_name": "amazon",</text:p>
      <text:p text:style-name="Standard"><text:s text:c="8"/>"name": "Amazon"</text:p>
      <text:p text:style-name="Standard"><text:s text:c="6"/>}</text:p>
      <text:p text:style-name="Standard"><text:s text:c="4"/>},</text:p>
      <text:p text:style-name="Standard"><text:s text:c="4"/>{</text:p>
      <text:p text:style-name="Standard"><text:s text:c="6"/>"contents": "&lt;p&gt;&lt;b&gt;DESCRIPTION&lt;/b&gt;&lt;br&gt;&lt;br&gt; Have you ever wanted to work on state of the art Big Data, Query and Serverless systems that will make a lasting impact on technology? Do you have the passion to tackle tough problems by bringing extensible, cutting edge query technologies to customers around the world? Come join the Amazon Timestream, a brand new, high-scale distributed database service that is poised to disrupt the industry!&lt;br&gt;&lt;br&gt;What is Timestream?&lt;br&gt;&lt;br&gt;Timestream is a fast, scalable, fully-managed time series database service that makes it easy to store and analyze trillions of events per day in a cost-efficient manner. We are developing innovative new capabilities from the ground up that will transform the way customers analyze their data while also giving them high performance, low costs, and exceptional ease-of-use.&lt;br&gt;&lt;br&gt;What will you be doing?&lt;br&gt;In this role, you'll deliver large-scale, high performance production systems, design new software systems of distributed database technology, and have a significant bottom-line impact on our business results.You will have the opportunity to develop deep expertise in areas like distributed systems, query engines, open source applications and performance optimization and contribute to the leading open source big data and analytic frameworks like Hive, Spark, and Presto.&lt;br&gt;&lt;br&gt;If you are interested in designing and implementing large-scale distributed systems, have a high quality bar and a passion for solving challenging problems, we need you! Come innovate with us!&lt;br&gt;&lt;br&gt;Here at AWS, we embrace our differences. We are committed to furthering our culture of inclusion. We have ten employee-led affinity groups, reaching 40,000 employees in over 190 chapters globally. We have innovative benefit offerings, and we host annual and ongoing learning experiences, including our Conversations on Race and Ethnicity (CORE) and AmazeCon (gender diversity) conferences. Amazon's culture of inclusion is reinforced within our 14 Leadership Principles, which remind team members to seek diverse perspectives, learn and be curious, and earn trust.&lt;br&gt;&lt;br&gt;Work/Life <text:soft-page-break/>Balance&lt;br&gt;Our team puts a high value on work-live balance. It isn't about how many hours you spend at home or at work; it's about the flow you establish that brings energy to both parts of your life. We believe striking the right balance between your personal and professional life is critical to life-long happiness and fulfillment. We offer flexibility in working hours and encourage you to find your own balance between your work and personal lives.&lt;br&gt;&lt;br&gt;Mentorship &amp;amp; Career Growth&lt;br&gt;Our team is dedicated to supporting new members. We have a broad mix of experience levels and tenures, and we're building an environment that celebrates knowledge sharing and mentorship. Our senior members enjoy one-on-one mentoring and thorough, but kind, code reviews. We care about your career growth and strive to assign projects based on what will help each team member develop into a better-rounded engineer and enable them to take on more complex tasks in the future.&lt;br&gt;&lt;br&gt; &lt;b&gt;BASIC QUALIFICATIONS&lt;/b&gt; &lt;br&gt;&lt;br&gt; • <text:s/>Programming experience with at least one modern language such as Java, C++, or C# including object-oriented design&lt;br&gt;• <text:s/>Strong knowledge and experience coding in one of the following programming languages: Java, C, C++, Go, or Scala&lt;br&gt;• <text:s/>Strong at applying data structures, algorithms, and object oriented design, to solve challenging problems&lt;br&gt;• <text:s/>2+ years of hands on experience in software development, including design, implementation, debugging, and operation of scalable system software and/or services&lt;br&gt;• <text:s/>Good understanding of distributed systems and web services technology&lt;br&gt;• <text:s/>Experience working with REST and RPC service patterns or other client/server interaction models&lt;br&gt;• <text:s/>Bachelor's degree or foreign equivalent in Computer Science, Engineering, Mathematics, or a related field&lt;br&gt;&lt;br&gt; &lt;b&gt;PREFERRED QUALIFICATIONS &lt;/b&gt; &lt;br&gt;&lt;br&gt; • <text:s/>Experience with serverless, big data, ETL technologies at scale.&lt;br&gt;• <text:s/>Proficiency with open source technologies such as Presto, Hive, Apache Spark, or Apache Impala.&lt;br&gt;• <text:s/>Familiarity with JDBC / ODBC, SQL query processing, and distributed query engines including query optimization&lt;br&gt;• <text:s/>Experience in measuring and improving system performance and efficiency&lt;br&gt;• <text:s/>Knowledge of professional software engineering best practices for SDLC management, including coding standards, code reviews, source control management, build processes, testing and operations&lt;br&gt;• <text:s/>Experience communicating with customers, peer technical teams, and management, to collect requirements, describe product features, and influence outcomes in technical decision-making.&lt;br&gt;• <text:s/>Master's degree, PhD, or foreign equivalent in Computer Science, Engineering, Mathematics, or a related field.&lt;br&gt;&lt;br&gt;Amazon is committed to a diverse and inclusive workplace. Amazon is an equal opportunity employer and does not discriminate on the basis of race, national origin, gender, gender identity, sexual orientation, protected veteran status, disability, age, or other legally protected status. For individuals with disabilities&lt;br&gt;who would like to request an accommodation, please visit https://www.amazon.jobs/en/disability/us.&lt;/p&gt;",</text:p>
      <text:p text:style-name="Standard"><text:s text:c="6"/>"name": "Software Development Engineer I - Big Data, Amazon Timestream",</text:p>
      <text:p text:style-name="Standard"><text:s text:c="6"/>"type": "external",</text:p>
      <text:p text:style-name="Standard"><text:s text:c="6"/>"publication_date": "2021-06-11T11:57:55Z",</text:p>
      <text:p text:style-name="Standard"><text:s text:c="6"/>"short_name": "software-development-engineer-i-big-data-amazon-timestream-f9635d",</text:p>
      <text:p text:style-name="Standard"><text:s text:c="6"/>"model_type": "jobs",</text:p>
      <text:p text:style-name="Standard"><text:s text:c="6"/>"id": 5681338,</text:p>
      <text:p text:style-name="Standard"><text:s text:c="6"/>"locations": [</text:p>
      <text:p text:style-name="Standard"><text:s text:c="8"/>{</text:p>
      <text:p text:style-name="Standard"><text:s text:c="10"/>"name": "Seattle, WA"</text:p>
      <text:p text:style-name="Standard"><text:s text:c="8"/>}</text:p>
      <text:p text:style-name="Standard"><text:s text:c="6"/>],</text:p>
      <text:p text:style-name="Standard"><text:s text:c="6"/>"categories": [</text:p>
      <text:p text:style-name="Standard"><text:s text:c="8"/>{</text:p>
      <text:p text:style-name="Standard"><text:s text:c="10"/>"name": "Software Engineer"</text:p>
      <text:p text:style-name="Standard"><text:s text:c="8"/>}</text:p>
      <text:p text:style-name="Standard"><text:s text:c="6"/>],</text:p>
      <text:p text:style-name="Standard"><text:s text:c="6"/>"levels": [</text:p>
      <text:p text:style-name="Standard"><text:s text:c="8"/>{</text:p>
      <text:p text:style-name="Standard"><text:soft-page-break/><text:s text:c="10"/>"name": "Mid Level",</text:p>
      <text:p text:style-name="Standard"><text:s text:c="10"/>"short_name": "mid"</text:p>
      <text:p text:style-name="Standard"><text:s text:c="8"/>}</text:p>
      <text:p text:style-name="Standard"><text:s text:c="6"/>],</text:p>
      <text:p text:style-name="Standard"><text:s text:c="6"/>"tags": [],</text:p>
      <text:p text:style-name="Standard"><text:s text:c="6"/>"refs": {</text:p>
      <text:p text:style-name="Standard"><text:s text:c="8"/>"landing_page": "https://www.themuse.com/jobs/amazon/software-development-engineer-i-big-data-amazon-timestream-f9635d"</text:p>
      <text:p text:style-name="Standard"><text:s text:c="6"/>},</text:p>
      <text:p text:style-name="Standard"><text:s text:c="6"/>"company": {</text:p>
      <text:p text:style-name="Standard"><text:s text:c="8"/>"id": 12090,</text:p>
      <text:p text:style-name="Standard"><text:s text:c="8"/>"short_name": "amazon",</text:p>
      <text:p text:style-name="Standard"><text:s text:c="8"/>"name": "Amazon"</text:p>
      <text:p text:style-name="Standard"><text:s text:c="6"/>}</text:p>
      <text:p text:style-name="Standard"><text:s text:c="4"/>},</text:p>
      <text:p text:style-name="Standard"><text:s text:c="4"/>{</text:p>
      <text:p text:style-name="Standard"><text:s text:c="6"/>"contents": "&lt;p&gt;At Liberty Mutual, our purpose is to help people embrace today and confidently pursue tomorrow. That's why we provide an environment focused on openness, inclusion, trust and respect. Here, you'll discover our expansive range of roles, and a workplace where we aim to help turn your passion into a rewarding profession. &lt;br&gt;&lt;br&gt;Liberty Mutual has proudly been recognized as a \"Great Place to Work\" by Great Place to Work® US for the past several years. We were also selected as one of the \"100 Best Places to Work in IT\" onIDG's Insider Pro and Computerworld's 2020 list. For many years running, we have been named by Forbes as one of America's Best Employers for Women and one of America's Best Employers for New Graduates-as well as one of America's Best Employers for Diversity. To learn more about our commitment to diversity and inclusion please visit: https://jobs.libertymutualgroup.com/diversity-inclusion &lt;br&gt;&lt;br&gt;We value your hard work, integrity and commitment to make things better, and we put people first by offering you benefits that support your life and well-being. To learn more about our benefit offerings please visit: https://LMI.co/Benefits &lt;br&gt;&lt;br&gt;Liberty Mutual is an equal opportunity employer. We will not tolerate discrimination on the basis of race, color, national origin, sex, sexual orientation, gender identity, religion, age, disability, veteran's status, pregnancy, genetic information or on any basis prohibited by federal, state or local law. &lt;br&gt;&lt;br&gt;Do you have the skills-and drive-to join a tech team that's working to digitally transform a trillion-dollar industry? From test-driving the latest technologies to creating intuitive consumer apps, Liberty Mutual is constantly innovating and creating industry-leading solutions that provide peace of mind for our customers worldwide. As a senior software engineer at Liberty Mutual, you'll apply your talents in an agile environment that has the creative energy of a start-up-and the full backing and comprehensive benefits of a Fortune 100 company. &lt;br&gt;&lt;br&gt;About the team: &lt;br&gt;&lt;br&gt;This role will be working one of two BL Alt Channel teams responsible for Business Lines Strategic Partnerships API Integrated Quote and Bind initiatives. This team enables technology to connect partners to our systems via their partner sites. We work on API technology to enable integrated quoting and binds for Independent Agents and Strategic Partners in the small commercial space. We work in a Java cloud tech stack: AWS, Java, Spring Boot, XML, and Service Oriented Architecture - but we're always adding new tech and innovating along the way. &lt;br&gt;&lt;br&gt;Responsibilities: &lt;br&gt;&lt;ul&gt;&lt;li&gt; Collaborative partner: Working with our GRM US - Distribution Technology team of scrum masters, product owners and fellow engineers, you'll tackle technical challenges and ensure quality as we develop next-generation applications &lt;/li&gt;&lt;li&gt; Comprehensive problem-solver: As you manage the end-to-end development of software products, you'll analyze issues at the system level and handle any complications that arise by implementing effective solutions &lt;/li&gt;&lt;li&gt; Skilled technical engineer: You'll document and lead the implementation of technical features, improvements and innovations &lt;/li&gt;&lt;li&gt; Forward thinker: Simply fixing the problem isn't enough; using your proactive mindset and initiative, you'll continually look for ways to improve <text:soft-page-break/>performance, quality and efficiency &lt;/li&gt;&lt;/ul&gt;&lt;br&gt;&lt;br&gt;&lt;ul&gt;&lt;li&gt; A minimum of five years of software engineering experience &lt;/li&gt;&lt;li&gt; A history of translating client requirements into technical designs &lt;/li&gt;&lt;li&gt; Agile engineering capabilities and a design-thinking mindset &lt;/li&gt;&lt;li&gt; Collaboration, adaptability, flexibility and the ability to manage time and prioritize work with a globally distributed development team &lt;/li&gt;&lt;li&gt; Strong oral and written communication skills - and a knack for explaining your decision-making process to non-engineers &lt;/li&gt;&lt;li&gt; A thorough grasp of IT concepts, business operations, design and development tools, system architecture and technical standards, shared software concepts and layered solutions and designs &lt;/li&gt;&lt;li&gt; Proficiency in software engineering languages and tools, including Java and RESTful services, spanning horizontal and vertical packages &lt;/li&gt;&lt;li&gt; An understanding of how modifications affect different parts of a system. &lt;/li&gt;&lt;li&gt; A Bachelor's or Master's degree in a technical or business discipline, or equivalent experience &lt;/li&gt;&lt;/ul&gt;&lt;/p&gt;",</text:p>
      <text:p text:style-name="Standard"><text:s text:c="6"/>"name": "Senior Software Engineer - BL Alt Channel",</text:p>
      <text:p text:style-name="Standard"><text:s text:c="6"/>"type": "external",</text:p>
      <text:p text:style-name="Standard"><text:s text:c="6"/>"publication_date": "2021-06-08T20:38:36Z",</text:p>
      <text:p text:style-name="Standard"><text:s text:c="6"/>"short_name": "senior-software-engineer-bl-alt-channel-f21e6e",</text:p>
      <text:p text:style-name="Standard"><text:s text:c="6"/>"model_type": "jobs",</text:p>
      <text:p text:style-name="Standard"><text:s text:c="6"/>"id": 6009332,</text:p>
      <text:p text:style-name="Standard"><text:s text:c="6"/>"locations": [</text:p>
      <text:p text:style-name="Standard"><text:s text:c="8"/>{</text:p>
      <text:p text:style-name="Standard"><text:s text:c="10"/>"name": "Seattle, WA"</text:p>
      <text:p text:style-name="Standard"><text:s text:c="8"/>}</text:p>
      <text:p text:style-name="Standard"><text:s text:c="6"/>],</text:p>
      <text:p text:style-name="Standard"><text:s text:c="6"/>"categories": [</text:p>
      <text:p text:style-name="Standard"><text:s text:c="8"/>{</text:p>
      <text:p text:style-name="Standard"><text:s text:c="10"/>"name": "Software Engineer"</text:p>
      <text:p text:style-name="Standard"><text:s text:c="8"/>}</text:p>
      <text:p text:style-name="Standard"><text:s text:c="6"/>],</text:p>
      <text:p text:style-name="Standard"><text:s text:c="6"/>"levels": [</text:p>
      <text:p text:style-name="Standard"><text:s text:c="8"/>{</text:p>
      <text:p text:style-name="Standard"><text:s text:c="10"/>"name": "Senior Level",</text:p>
      <text:p text:style-name="Standard"><text:s text:c="10"/>"short_name": "senior"</text:p>
      <text:p text:style-name="Standard"><text:s text:c="8"/>}</text:p>
      <text:p text:style-name="Standard"><text:s text:c="6"/>],</text:p>
      <text:p text:style-name="Standard"><text:s text:c="6"/>"tags": [</text:p>
      <text:p text:style-name="Standard"><text:s text:c="8"/>{</text:p>
      <text:p text:style-name="Standard"><text:s text:c="10"/>"name": "Fortune 1000",</text:p>
      <text:p text:style-name="Standard"><text:s text:c="10"/>"short_name": "fortune-1000-companies"</text:p>
      <text:p text:style-name="Standard"><text:s text:c="8"/>}</text:p>
      <text:p text:style-name="Standard"><text:s text:c="6"/>],</text:p>
      <text:p text:style-name="Standard"><text:s text:c="6"/>"refs": {</text:p>
      <text:p text:style-name="Standard"><text:s text:c="8"/>"landing_page": "https://www.themuse.com/jobs/libertymutualinsurance/senior-software-engineer-bl-alt-channel-f21e6e"</text:p>
      <text:p text:style-name="Standard"><text:s text:c="6"/>},</text:p>
      <text:p text:style-name="Standard"><text:s text:c="6"/>"company": {</text:p>
      <text:p text:style-name="Standard"><text:s text:c="8"/>"id": 11650,</text:p>
      <text:p text:style-name="Standard"><text:s text:c="8"/>"short_name": "libertymutualinsurance",</text:p>
      <text:p text:style-name="Standard"><text:s text:c="8"/>"name": "Liberty Mutual Insurance"</text:p>
      <text:p text:style-name="Standard"><text:s text:c="6"/>}</text:p>
      <text:p text:style-name="Standard"><text:s text:c="4"/>},</text:p>
      <text:p text:style-name="Standard"><text:s text:c="4"/>{</text:p>
      <text:p text:style-name="Standard"><text:soft-page-break/><text:s text:c="6"/>"contents": "&lt;p&gt;Company Description&lt;br&gt;&lt;br&gt;Square builds common business tools in unconventional ways so more people can start, run, and grow their businesses. When Square started, it was difficult and expensive (or just plain impossible) for some businesses to take credit cards. Square made credit card payments possible for all by turning a mobile phone into a credit card reader. Since then Square has been building an entire business toolkit of both hardware and software products including Square Capital, Square Terminal, Square Payroll, and more. We’re working to find new and better ways to help businesses succeed on their own terms—and we’re looking for people like you to help shape tomorrow at Square.Job Description&lt;br&gt;&lt;br&gt;&lt;p&gt;We have an incredible team that is working to make financing easier, fair and more transparent for all businesses. As a Data Scientist on the Capital Team, you will use your expertise in analytics, engineering, or machine learning to empower data-driven recommendations to guide the borrower's experience after they receive a loan (\"servicing\"). You will work with a team of product managers, engineers, user researchers, and designers to make your insights come to life for our borrowers. You will help us take data to help understand servicing outcomes, improve strategic decisions, and lead experimentation/growth projects. &lt;/p&gt;&lt;p&gt;This role will be embedded within a Product team.&lt;/p&gt;&lt;p&gt;&lt;strong&gt;You Will:&lt;/strong&gt;&lt;/p&gt;&lt;ul&gt;&lt;li&gt;Partner with multiple team members to guide data-focused recommendations across the organization by using descriptive and predictive analytics to produce material impact&lt;/li&gt;&lt;li&gt;Provide comprehensive analytics support to partner teams, through development of self-serve tools (such as ETLs and Looker)&lt;/li&gt;&lt;li&gt;Determine and monitor key metrics to help measure the effectiveness of our product strategy&lt;/li&gt;&lt;li&gt;Own, coordinate, and solve complex problems that extend beyond the traditional boundaries of product domains, analytics, and data science&lt;/li&gt;&lt;li&gt;Communicate analysis and decisions to a wide range of internal partners and executives in verbal, visual, and written media&lt;/li&gt;&lt;li&gt;Apply a diverse set of techniques including statistics, quantitative reasoning to help grow the business&lt;/li&gt;&lt;/ul&gt;Qualifications&lt;br&gt;&lt;br&gt;&lt;ul&gt;&lt;li&gt;3+ years of analytics experience or equivalent&lt;/li&gt;&lt;li&gt;Fluent in data tools for analysis and visualization (SQL, dashboards, Python/R)&lt;/li&gt;&lt;li&gt;An ability to translate ambiguous, unstructured problems into applicable data-driven analyses&lt;/li&gt;&lt;li&gt;Strong verbal and written skills to explain technical analysis to non-technical partners&lt;/li&gt;&lt;li&gt;Familiarity with data warehouse design, development, and best practices&lt;/li&gt;&lt;li&gt;Guide and champion projects that depend on the contributions of others in multiple disciplines&lt;/li&gt;&lt;li&gt;Experience applying both data-backed heuristics and machine-learning techniques to solve practical product problems such as funnel optimization. Bonus points for experience applying these techniques to underwriting.&lt;/li&gt;&lt;li&gt;Some background in lending, financial services, or risk is helpful but can be learned on the job!&lt;/li&gt;&lt;/ul&gt;&lt;br&gt;&lt;br&gt;Additional Information&lt;br&gt;&lt;br&gt;At Square, we value diversity and always treat all employees and job applicants based on merit, qualifications, competence, and talent. We do not discriminate on the basis of race, religion, color, national origin, gender, sexual orientation, age, marital status, veteran status, or disability status. We will consider for employment qualified applicants with criminal histories in a manner consistent with the requirements of the San Francisco Fair Chance Ordinance. <text:s text:c="2"/>Applicants in need of special assistance or accommodation during the interview process or in accessing our website may contact us by sending an email to assistance(at)squareup.com. We will treat your request as confidentially as possible. In your email, please include your name and preferred method of contact, and we will respond as soon as possible.&lt;br&gt;&lt;br&gt;&lt;b&gt;Perks&lt;/b&gt;&lt;br&gt;&lt;br&gt;At Square, we want you to be well and thrive. Our global benefits package includes:&lt;br&gt;&lt;ul&gt;&lt;li&gt;Healthcare coverage&lt;/li&gt;&lt;li&gt;Retirement Plans&lt;/li&gt;&lt;li&gt;Employee Stock Purchase Program&lt;/li&gt;&lt;li&gt;Wellness perks&lt;/li&gt;&lt;li&gt;Paid parental leave&lt;/li&gt;&lt;li&gt;Paid time off&lt;/li&gt;&lt;li&gt;Learning and Development resources&lt;/li&gt;&lt;/ul&gt;&lt;/p&gt;",</text:p>
      <text:p text:style-name="Standard"><text:s text:c="6"/>"name": "Product Data Scientist, Servicing Experience",</text:p>
      <text:p text:style-name="Standard"><text:s text:c="6"/>"type": "external",</text:p>
      <text:p text:style-name="Standard"><text:s text:c="6"/>"publication_date": "2021-06-03T11:09:45Z",</text:p>
      <text:p text:style-name="Standard"><text:s text:c="6"/>"short_name": "product-data-scientist-servicing-experience",</text:p>
      <text:p text:style-name="Standard"><text:s text:c="6"/>"model_type": "jobs",</text:p>
      <text:p text:style-name="Standard"><text:soft-page-break/><text:s text:c="6"/>"id": 5970506,</text:p>
      <text:p text:style-name="Standard"><text:s text:c="6"/>"locations": [</text:p>
      <text:p text:style-name="Standard"><text:s text:c="8"/>{</text:p>
      <text:p text:style-name="Standard"><text:s text:c="10"/>"name": "San Francisco, CA"</text:p>
      <text:p text:style-name="Standard"><text:s text:c="8"/>}</text:p>
      <text:p text:style-name="Standard"><text:s text:c="6"/>],</text:p>
      <text:p text:style-name="Standard"><text:s text:c="6"/>"categories": [</text:p>
      <text:p text:style-name="Standard"><text:s text:c="8"/>{</text:p>
      <text:p text:style-name="Standard"><text:s text:c="10"/>"name": "Data Science"</text:p>
      <text:p text:style-name="Standard"><text:s text:c="8"/>}</text:p>
      <text:p text:style-name="Standard"><text:s text:c="6"/>],</text:p>
      <text:p text:style-name="Standard"><text:s text:c="6"/>"levels": [</text:p>
      <text:p text:style-name="Standard"><text:s text:c="8"/>{</text:p>
      <text:p text:style-name="Standard"><text:s text:c="10"/>"name": "Mid Level",</text:p>
      <text:p text:style-name="Standard"><text:s text:c="10"/>"short_name": "mid"</text:p>
      <text:p text:style-name="Standard"><text:s text:c="8"/>}</text:p>
      <text:p text:style-name="Standard"><text:s text:c="6"/>],</text:p>
      <text:p text:style-name="Standard"><text:s text:c="6"/>"tags": [],</text:p>
      <text:p text:style-name="Standard"><text:s text:c="6"/>"refs": {</text:p>
      <text:p text:style-name="Standard"><text:s text:c="8"/>"landing_page": "https://www.themuse.com/jobs/square/product-data-scientist-servicing-experience"</text:p>
      <text:p text:style-name="Standard"><text:s text:c="6"/>},</text:p>
      <text:p text:style-name="Standard"><text:s text:c="6"/>"company": {</text:p>
      <text:p text:style-name="Standard"><text:s text:c="8"/>"id": 12292,</text:p>
      <text:p text:style-name="Standard"><text:s text:c="8"/>"short_name": "square",</text:p>
      <text:p text:style-name="Standard"><text:s text:c="8"/>"name": "Square"</text:p>
      <text:p text:style-name="Standard"><text:s text:c="6"/>}</text:p>
      <text:p text:style-name="Standard"><text:s text:c="4"/>},</text:p>
      <text:p text:style-name="Standard"><text:s text:c="4"/>{</text:p>
      <text:p text:style-name="Standard"><text:s text:c="6"/>"contents": "&lt;p&gt; &lt;/p&gt;\n\n&lt;p&gt;&lt;span&gt;Cisco Meraki is revolutionizing the way IT administrators manage their infrastructure by providing simple and secure cloud-managed solutions. With a large install base of customers and rich, multi-dimensional data sets, the potential for data analytics to improve business performance for both our customers and our own business is enormous.&lt;/span&gt;&lt;/p&gt;\n\n&lt;p&gt;&lt;span&gt;We are looking for a full-stack Data Scientist to join our Strategy &amp;amp; Data Science department. The Strategy &amp;amp; Data Science department is a growing group that works closely with executives and leaders across the company to support the development of and alignment on our business strategy. <text:s/>As part of this group, you will develop cross-functional relationships and use rigorous data science methods on our business and product data to drive near- and longer-term impact. This would be an outstanding fit for someone who has a passion for both math and technology, ability to provide deep insights for priority Meraki leadership asks and joint Cisco/Meraki product and customer analysis.&lt;/span&gt;&lt;/p&gt;\n\n&lt;p&gt;&lt;strong&gt;What will you do:&lt;/strong&gt;&lt;/p&gt;\n\n&lt;ul&gt;\n&lt;li&gt;&lt;span&gt;Lead key, cross-functional analytical projects, identifying and bringing together stakeholders, building project plans, developing joint analytical approaches, and executing against the project&lt;/span&gt;&lt;/li&gt;\n&lt;li&gt;&lt;span&gt;Build predictive models to influence business decisions&lt;/span&gt;&lt;/li&gt;\n&lt;li&gt;&lt;span&gt;Use data to identify opportunities to improve customer support needs&lt;/span&gt;&lt;/li&gt;\n&lt;li&gt;&lt;span&gt;Define key metrics to help track our business performance and customer experience&lt;/span&gt;&lt;/li&gt;\n&lt;li&gt;&lt;span&gt;Analyze user journey data and understand root causes of customer engagement with products and dashboard&lt;/span&gt;&lt;/li&gt;\n&lt;li&gt;&lt;span&gt;Enable task automation using machine intelligence&lt;/span&gt;&lt;/li&gt;\n&lt;li&gt;&lt;span&gt;Analyze trends in data to identify growth opportunities for our business&lt;/span&gt;&lt;/li&gt;\n&lt;/ul&gt;\n\n&lt;p&gt;&lt;strong&gt;What skills you possess:&lt;/strong&gt;&lt;/p&gt;\n\n&lt;ul&gt;\n&lt;li&gt;&lt;span&gt;Strong SQL skills&lt;/span&gt;&lt;/li&gt;\n&lt;li&gt;&lt;span&gt;Strong coding skills in Python/R, Hadoop/Spark <text:soft-page-break/>technologies&lt;/span&gt;&lt;/li&gt;\n&lt;li&gt;&lt;span&gt;2-3+ years of prior knowledge in building data science pipelines&lt;/span&gt;&lt;/li&gt;\n&lt;li&gt;&lt;span&gt;Good understanding of machine learning based model building flows&lt;/span&gt;&lt;/li&gt;\n&lt;li&gt;&lt;span&gt;Hands-on experience using machine learning frameworks&lt;/span&gt;&lt;/li&gt;\n&lt;li&gt;&lt;span&gt;BS/MS degree, such as economics, mathematics, statistics or engineering&lt;/span&gt;&lt;/li&gt;\n&lt;li&gt;&lt;span&gt;3-5+ years of experience in an analytical role or equivalent combination of graduate degree and work experience in data science&lt;/span&gt;&lt;/li&gt;\n&lt;li&gt;&lt;span&gt;Exceptional critical thinking and problem-solving ability&lt;/span&gt;&lt;/li&gt;\n&lt;li&gt;&lt;span&gt;Good written and verbal communication skills&lt;/span&gt;&lt;/li&gt;\n&lt;li&gt;&lt;span&gt;Strong attention to detail and accuracy&lt;/span&gt;&lt;/li&gt;\n&lt;li&gt;&lt;span&gt;Self-starter and ability to work autonomously&lt;/span&gt;&lt;/li&gt;\n&lt;/ul&gt;\n\n&lt;p&gt;&lt;strong&gt; Who you are:&lt;/strong&gt;&lt;/p&gt;\n\n&lt;ul&gt;\n&lt;li&gt;&lt;span&gt;You demonstrate business acumen in your work&lt;/span&gt;&lt;/li&gt;\n&lt;li&gt;&lt;span&gt;You have a real passion for analytics and desire for continuous learning&lt;/span&gt;&lt;/li&gt;\n&lt;li&gt;&lt;span&gt;You have strong organizational skills; able to keep track of multiple competing priorities without losing details&lt;/span&gt;&lt;/li&gt;\n&lt;li&gt;&lt;span&gt;Ability to communicate the results of analysis&lt;/span&gt;&lt;/li&gt;\n&lt;li&gt;&lt;span&gt;You are eager to take ownership of projects&lt;/span&gt;&lt;/li&gt;\n&lt;li&gt;&lt;span&gt;You remain curious and hungry to understand all components of your work&lt;/span&gt;&lt;/li&gt;\n&lt;/ul&gt;\n\n&lt;p&gt;&lt;span&gt;Are you wondering what it is like to work at Cisco Meraki? Picture a breathtaking office, healthy catered meals, fully stocked kitchens, onsite gym and paid time off to volunteer. Meraki Cisco has crafted an amazing equal opportunity focused office where employees thrive. With that said, we are confident you will love it here. Check out more of our benefits on our job page, at &lt;/span&gt;&lt;a href=\"https://meraki.cisco.com/jobs\"&gt;&lt;span&gt;https://meraki.cisco.com/jobs&lt;/span&gt;&lt;/a&gt;&lt;span&gt;, and we look forward to talking with you soon.&lt;/span&gt;&lt;/p&gt;\n\n&lt;p&gt;Cisco is an Affirmative Action and Equal Opportunity Employer and all qualified applicants will receive consideration for employment without regard to race, color, religion, gender, sexual orientation, national origin, genetic information, age, disability, veteran status, or any other legally protected basis.&lt;/p&gt;\n\n&lt;p&gt;At Cisco Meraki, we’re challenging the status quo with the power of diversity, inclusion, and collaboration. When we connect different perspectives, we can imagine new possibilities, inspire innovation, and release the full potential of our people. We’re building an employee experience that includes appreciation, belonging, growth, and purpose for everyone.&lt;/p&gt;\n\n&lt;p&gt; &lt;/p&gt;",</text:p>
      <text:p text:style-name="Standard"><text:s text:c="6"/>"name": "Data Scientist",</text:p>
      <text:p text:style-name="Standard"><text:s text:c="6"/>"type": "external",</text:p>
      <text:p text:style-name="Standard"><text:s text:c="6"/>"publication_date": "2021-02-17T23:13:48.116406Z",</text:p>
      <text:p text:style-name="Standard"><text:s text:c="6"/>"short_name": "data-scientist-b910c1",</text:p>
      <text:p text:style-name="Standard"><text:s text:c="6"/>"model_type": "jobs",</text:p>
      <text:p text:style-name="Standard"><text:s text:c="6"/>"id": 4813922,</text:p>
      <text:p text:style-name="Standard"><text:s text:c="6"/>"locations": [</text:p>
      <text:p text:style-name="Standard"><text:s text:c="8"/>{</text:p>
      <text:p text:style-name="Standard"><text:s text:c="10"/>"name": "Flexible / Remote"</text:p>
      <text:p text:style-name="Standard"><text:s text:c="8"/>}</text:p>
      <text:p text:style-name="Standard"><text:s text:c="6"/>],</text:p>
      <text:p text:style-name="Standard"><text:s text:c="6"/>"categories": [</text:p>
      <text:p text:style-name="Standard"><text:s text:c="8"/>{</text:p>
      <text:p text:style-name="Standard"><text:s text:c="10"/>"name": "Data Science"</text:p>
      <text:p text:style-name="Standard"><text:s text:c="8"/>}</text:p>
      <text:p text:style-name="Standard"><text:s text:c="6"/>],</text:p>
      <text:p text:style-name="Standard"><text:s text:c="6"/>"levels": [</text:p>
      <text:p text:style-name="Standard"><text:s text:c="8"/>{</text:p>
      <text:p text:style-name="Standard"><text:s text:c="10"/>"name": "Senior Level",</text:p>
      <text:p text:style-name="Standard"><text:s text:c="10"/>"short_name": "senior"</text:p>
      <text:p text:style-name="Standard"><text:s text:c="8"/>}</text:p>
      <text:p text:style-name="Standard"><text:s text:c="6"/>],</text:p>
      <text:p text:style-name="Standard"><text:soft-page-break/><text:s text:c="6"/>"tags": [],</text:p>
      <text:p text:style-name="Standard"><text:s text:c="6"/>"refs": {</text:p>
      <text:p text:style-name="Standard"><text:s text:c="8"/>"landing_page": "https://www.themuse.com/jobs/ciscomeraki/data-scientist-b910c1"</text:p>
      <text:p text:style-name="Standard"><text:s text:c="6"/>},</text:p>
      <text:p text:style-name="Standard"><text:s text:c="6"/>"company": {</text:p>
      <text:p text:style-name="Standard"><text:s text:c="8"/>"id": 11799,</text:p>
      <text:p text:style-name="Standard"><text:s text:c="8"/>"short_name": "ciscomeraki",</text:p>
      <text:p text:style-name="Standard"><text:s text:c="8"/>"name": "Cisco Meraki"</text:p>
      <text:p text:style-name="Standard"><text:s text:c="6"/>}</text:p>
      <text:p text:style-name="Standard"><text:s text:c="4"/>},</text:p>
      <text:p text:style-name="Standard"><text:s text:c="4"/>{</text:p>
      <text:p text:style-name="Standard"><text:s text:c="6"/>"contents": "&lt;p&gt;&lt;b&gt;DESCRIPTION&lt;/b&gt;&lt;br&gt;&lt;br&gt; AWS has the most services and more features within those services, than any other cloud providerfrom infrastructure technologies like compute, storage, and databasesto emerging technologies, such as machine learning and artificial intelligence, data lakes and analytics, and Internet of Things. AWS Platform is the glue that holds the AWS ecosystem together. Whether its Identity features such as access management and sign on, cryptography, console, builder &amp;amp; developer tools, and even projects like automating all of our contractual billing systems, AWS Platform is always innovating with the customer in mind. The AWS Platform team sustains over 750 million transactions per second.&lt;br&gt;&lt;br&gt;Are you interested in building a truly innovative analytics, experimentation, and user insights platform? Do you want to revolutionize the way people manage and derive insights from vast volume of data in the cloud? Do you want to have direct impact on a large number of AWS users? Are you interested to build scalable services and data pipelines and exploit data science and machine learning techniques to enable data-driven decisions?&lt;br&gt;&lt;br&gt;The AWS User Insights Services team is looking for Software Development Engineers to join a fast growing team. The User Insights Services team owns the services used by AWS to to gather quantitative (e.g. analytics, experimentation) and qualitative insights (e.g. user feedback, ratings) and improve AWS user experiences across all channels (web, mobile, chat). As an engineer in the team, you will have end-to-end responsibility, from helping define requirements, to delivering features that enables personalized experiences and recommendations.&lt;br&gt;&lt;br&gt;If you are passionate about combining open source technologies, AWS services like Redshift and Kinesis, big data and ML techniques to help drive the future of AWS customer experience, we'd love to hear from you!&lt;br&gt;&lt;br&gt;Our team is dedicated to supporting new members. We have a broad mix of experience levels and tenures, and we're building an environment that celebrates knowledge sharing and mentorship. Our senior members enjoy one-on-one mentoring and thorough, but kind, code reviews. We care about your career growth and strive to assign projects based on what will help each team member develop into a better-rounded engineer and enable them to take on more complex tasks in the future.&lt;br&gt;&lt;br&gt;Here at AWS, we embrace our differences. We are committed to furthering our culture of inclusion. We have ten employee-led affinity groups, reaching 40,000 employees in over 190 chapters globally. We have innovative benefit offerings, and host annual and ongoing learning experiences, including our Conversations on Race and Ethnicity (CORE) and AmazeCon (gender diversity) conferences. Amazon's culture of inclusion is reinforced within our 14 Leadership Principles, which remind team members to seek diverse perspectives, learn and be curious, and earn trust.&lt;br&gt;&lt;br&gt;Our team puts a high value on work-live balance. It isn't about how many hours you spend at home or at work; it's about the flow you establish that brings energy to both parts of your life. We believe striking the right balance between your personal and professional life is critical to life-long happiness and fulfillment. We offer flexibility in working hours and encourage you to find your own balance between your work and personal lives.&lt;br&gt;&lt;br&gt;Learn more about Amazon on our Day 1 Blog: https://blog.aboutamazon.com/&lt;br&gt;&lt;br&gt; &lt;b&gt;BASIC QUALIFICATIONS&lt;/b&gt; &lt;br&gt;&lt;br&gt; • <text:s/>2+ years of non-internship professional software development experience&lt;br&gt;• <text:s/>Programming experience with at least one modern language such as Java, C++, or C# including object-oriented design&lt;br&gt;• <text:s/>1+ years of experience contributing to the architecture and design (architecture, design <text:soft-page-break/>patterns, reliability and scaling) of new and current systems.&lt;br&gt;• <text:s/>2+ years of non-internship professional software development experience&lt;br&gt;• <text:s/>Programming experience with at least one modern language such as Java, C++, or C# including object-oriented design&lt;br&gt;• <text:s/>1+ years of experience contributing to the architecture and design (architecture, design patterns, reliability and scaling) of new and current systems.&lt;br&gt;• <text:s/>4+ years of experience with large-scale distributed system design, development and deployment&lt;br&gt;• <text:s/>Bachelor's Degree in Computer Science or related field&lt;br&gt;• <text:s/>Experience with Computer Science fundamentals such as object-oriented design, data structures and algorithms.&lt;br&gt;&lt;br&gt; &lt;b&gt;PREFERRED QUALIFICATIONS &lt;/b&gt; &lt;br&gt;&lt;br&gt; • <text:s/>Experience in building applications backed by native AWS services.&lt;br&gt;• <text:s/>Strong and creative problem solving abilities&lt;br&gt;• <text:s/>Experience with Agile and Scrum methodologies&lt;br&gt;• <text:s/>Passion for simplicity and building highly leveraged reusable software platforms, components and APIs&lt;br&gt;• <text:s/>Experience with any web analytics products&lt;br&gt;&lt;br&gt;Amazon is committed to a diverse and inclusive workplace. Amazon is an equal opportunity employer and does not discriminate on the basis of race, national origin, gender, gender identity, sexual orientation, protected veteran status, disability, age, or other legally protected status. For individuals with disabilities who would like to request an accommodation, please visit https://www.amazon.jobs/en/disability/us.&lt;/p&gt;",</text:p>
      <text:p text:style-name="Standard"><text:s text:c="6"/>"name": "Software Development Engineer",</text:p>
      <text:p text:style-name="Standard"><text:s text:c="6"/>"type": "external",</text:p>
      <text:p text:style-name="Standard"><text:s text:c="6"/>"publication_date": "2021-06-11T11:59:12Z",</text:p>
      <text:p text:style-name="Standard"><text:s text:c="6"/>"short_name": "software-development-engineer-6143c6",</text:p>
      <text:p text:style-name="Standard"><text:s text:c="6"/>"model_type": "jobs",</text:p>
      <text:p text:style-name="Standard"><text:s text:c="6"/>"id": 5570474,</text:p>
      <text:p text:style-name="Standard"><text:s text:c="6"/>"locations": [</text:p>
      <text:p text:style-name="Standard"><text:s text:c="8"/>{</text:p>
      <text:p text:style-name="Standard"><text:s text:c="10"/>"name": "Seattle, WA"</text:p>
      <text:p text:style-name="Standard"><text:s text:c="8"/>}</text:p>
      <text:p text:style-name="Standard"><text:s text:c="6"/>],</text:p>
      <text:p text:style-name="Standard"><text:s text:c="6"/>"categories": [</text:p>
      <text:p text:style-name="Standard"><text:s text:c="8"/>{</text:p>
      <text:p text:style-name="Standard"><text:s text:c="10"/>"name": "Software Engineer"</text:p>
      <text:p text:style-name="Standard"><text:s text:c="8"/>}</text:p>
      <text:p text:style-name="Standard"><text:s text:c="6"/>],</text:p>
      <text:p text:style-name="Standard"><text:s text:c="6"/>"levels": [</text:p>
      <text:p text:style-name="Standard"><text:s text:c="8"/>{</text:p>
      <text:p text:style-name="Standard"><text:s text:c="10"/>"name": "Mid Level",</text:p>
      <text:p text:style-name="Standard"><text:s text:c="10"/>"short_name": "mid"</text:p>
      <text:p text:style-name="Standard"><text:s text:c="8"/>}</text:p>
      <text:p text:style-name="Standard"><text:s text:c="6"/>],</text:p>
      <text:p text:style-name="Standard"><text:s text:c="6"/>"tags": [],</text:p>
      <text:p text:style-name="Standard"><text:s text:c="6"/>"refs": {</text:p>
      <text:p text:style-name="Standard"><text:s text:c="8"/>"landing_page": "https://www.themuse.com/jobs/amazon/software-development-engineer-6143c6"</text:p>
      <text:p text:style-name="Standard"><text:s text:c="6"/>},</text:p>
      <text:p text:style-name="Standard"><text:s text:c="6"/>"company": {</text:p>
      <text:p text:style-name="Standard"><text:s text:c="8"/>"id": 12090,</text:p>
      <text:p text:style-name="Standard"><text:s text:c="8"/>"short_name": "amazon",</text:p>
      <text:p text:style-name="Standard"><text:s text:c="8"/>"name": "Amazon"</text:p>
      <text:p text:style-name="Standard"><text:s text:c="6"/>}</text:p>
      <text:p text:style-name="Standard"><text:s text:c="4"/>},</text:p>
      <text:p text:style-name="Standard"><text:s text:c="4"/>{</text:p>
      <text:p text:style-name="Standard"><text:s text:c="6"/>"contents": "&lt;p&gt;&lt;b&gt;DESCRIPTION&lt;/b&gt;&lt;br&gt;&lt;br&gt; We welcome new team mates with open arms.&lt;br&gt;We work as a team and are excited to work in down-town Seattle.&lt;br&gt;We encourage <text:soft-page-break/>personal development and mentoring.&lt;br&gt;We own our road-map and together are building the future of the cloud.&lt;br&gt;We devour ambitious scaling challenges.&lt;br&gt;We constantly innovate in order to deliver an awesome customer experience.&lt;br&gt;We talk Linux, Java and distributed computing.&lt;br&gt;We support the largest software defined network in the world.&lt;br&gt;We stream near real-time state to millions of physical servers.&lt;br&gt;We are the EC2 Software Defined Networking team.&lt;br&gt;&lt;br&gt;Oh and by the way we work for the most attractive U.S. company according to LinkedIn. Come join us.&lt;br&gt;&lt;br&gt;Inclusive Team Culture Here at AWS, we embrace our differences. We are committed to furthering our culture of inclusion. We have ten employee-led affinity groups, reaching 40,000 employees in over 190 chapters globally. We have innovative benefit offerings, and host annual and ongoing learning experiences, including our Conversations on Race and Ethnicity (CORE) and AmazeCon (gender diversity) conferences. Amazon's culture of inclusion is reinforced within our 14 Leadership Principles, which remind team members to seek diverse perspectives, learn and be curious, and earn trust.&lt;br&gt;&lt;br&gt;Work/Life Balance Our team puts a high value on work-life balance. It isn't about how many hours you spend at home or at work; it's about the flow you establish that brings energy to both parts of your life. We believe striking the right balance between your personal and professional life is critical to life-long happiness and fulfillment. We offer flexibility in working hours and encourage you to find your own balance between your work and personal lives.&lt;br&gt;&lt;br&gt;Mentorship &amp;amp; Career Growth Our team is dedicated to supporting new members. We have a broad mix of experience levels and tenures, and we're building an environment that celebrates knowledge sharing and mentorship. Our senior members enjoy one-on-one mentoring. We care about your career growth and strive to assign projects based on what will help each team member develop into a better-rounded engineer and enable them to take on more complex tasks in the future&lt;br&gt;&lt;br&gt; &lt;b&gt;BASIC QUALIFICATIONS&lt;/b&gt; &lt;br&gt;&lt;br&gt; • <text:s/>4+ years of professional software development experience&lt;br&gt;• <text:s/>3+ years of programming experience with at least one modern language such as Java, C++, or C# including object-oriented design&lt;br&gt;• <text:s/>2+ years of experience contributing to the architecture and design (architecture, design patterns, reliability and scaling) of new and current systems&lt;br&gt;&lt;br&gt;• <text:s/>Bachelor's Degree in Computer Science or related field or equivalent work experience&lt;br&gt;• <text:s/>7+ years professional experience in software development&lt;br&gt;&lt;br&gt; &lt;b&gt;PREFERRED QUALIFICATIONS &lt;/b&gt; &lt;br&gt;&lt;br&gt; • <text:s/>Experience with Linux networking stack and TCP/IP protocols&lt;br&gt;• <text:s/>Experience with enterprise scale distributed systems&lt;br&gt;• <text:s/>Scripting (Perl Ruby/Python/Shell script)&lt;br&gt;• <text:s/>Strong knowledge of Computer Science fundamentals in object-oriented design, data structures, algorithm design, problem solving, and complexity analysis&lt;br&gt;• <text:s/>Knowledge of, at least, one modern programming language such as C, C++, Java, or Perl&lt;br&gt;• <text:s/>Experience developing complex software systems that have been successfully delivered to customers&lt;br&gt;• <text:s/>Knowledge of professional software engineering practices &amp;amp; best practices for the full software development life cycle, including coding standards, code reviews, source control management, build processes, testing, and operations&lt;br&gt;• <text:s/>Ability to take a project from scoping requirements through actual launch of the project&lt;br&gt;• <text:s/>Experience in communicating with users, other technical teams, and management to collect requirements, describe software product features, and technical designs&lt;br&gt;• <text:s/>Experiencing mentoring junior software development engineers and driving engineering excellence&lt;br&gt;• <text:s/>Meets/exceeds Amazon's leadership principles requirements for this role&lt;br&gt;• <text:s/>Meets/exceeds Amazon's functional/technical depth and complexity for this role&lt;br&gt;&lt;br&gt;Amazon is committed to a diverse and inclusive workplace. Amazon is an equal opportunity employer and does not discriminate on the basis of race, national origin, gender, gender identity, sexual orientation, protected veteran status, disability, age, or other legally protected status. For individuals with disabilities who would like to request an accommodation, please visit https://www.amazon.jobs/en/disability/us.&lt;/p&gt;",</text:p>
      <text:p text:style-name="Standard"><text:s text:c="6"/>"name": "Sr. Software Development Engineer, EC2 Software Defined Networking",</text:p>
      <text:p text:style-name="Standard"><text:s text:c="6"/>"type": "external",</text:p>
      <text:p text:style-name="Standard"><text:s text:c="6"/>"publication_date": "2021-06-11T12:06:03Z",</text:p>
      <text:p text:style-name="Standard"><text:s text:c="6"/>"short_name": "sr-software-development-engineer-ec2-software-defined-networking-d5272b",</text:p>
      <text:p text:style-name="Standard"><text:soft-page-break/><text:s text:c="6"/>"model_type": "jobs",</text:p>
      <text:p text:style-name="Standard"><text:s text:c="6"/>"id": 5276576,</text:p>
      <text:p text:style-name="Standard"><text:s text:c="6"/>"locations": [</text:p>
      <text:p text:style-name="Standard"><text:s text:c="8"/>{</text:p>
      <text:p text:style-name="Standard"><text:s text:c="10"/>"name": "Seattle, WA"</text:p>
      <text:p text:style-name="Standard"><text:s text:c="8"/>}</text:p>
      <text:p text:style-name="Standard"><text:s text:c="6"/>],</text:p>
      <text:p text:style-name="Standard"><text:s text:c="6"/>"categories": [</text:p>
      <text:p text:style-name="Standard"><text:s text:c="8"/>{</text:p>
      <text:p text:style-name="Standard"><text:s text:c="10"/>"name": "Software Engineer"</text:p>
      <text:p text:style-name="Standard"><text:s text:c="8"/>}</text:p>
      <text:p text:style-name="Standard"><text:s text:c="6"/>],</text:p>
      <text:p text:style-name="Standard"><text:s text:c="6"/>"levels": [</text:p>
      <text:p text:style-name="Standard"><text:s text:c="8"/>{</text:p>
      <text:p text:style-name="Standard"><text:s text:c="10"/>"name": "Senior Level",</text:p>
      <text:p text:style-name="Standard"><text:s text:c="10"/>"short_name": "senior"</text:p>
      <text:p text:style-name="Standard"><text:s text:c="8"/>}</text:p>
      <text:p text:style-name="Standard"><text:s text:c="6"/>],</text:p>
      <text:p text:style-name="Standard"><text:s text:c="6"/>"tags": [],</text:p>
      <text:p text:style-name="Standard"><text:s text:c="6"/>"refs": {</text:p>
      <text:p text:style-name="Standard"><text:s text:c="8"/>"landing_page": "https://www.themuse.com/jobs/amazon/sr-software-development-engineer-ec2-software-defined-networking-d5272b"</text:p>
      <text:p text:style-name="Standard"><text:s text:c="6"/>},</text:p>
      <text:p text:style-name="Standard"><text:s text:c="6"/>"company": {</text:p>
      <text:p text:style-name="Standard"><text:s text:c="8"/>"id": 12090,</text:p>
      <text:p text:style-name="Standard"><text:s text:c="8"/>"short_name": "amazon",</text:p>
      <text:p text:style-name="Standard"><text:s text:c="8"/>"name": "Amazon"</text:p>
      <text:p text:style-name="Standard"><text:s text:c="6"/>}</text:p>
      <text:p text:style-name="Standard"><text:s text:c="4"/>},</text:p>
      <text:p text:style-name="Standard"><text:s text:c="4"/>{</text:p>
      <text:p text:style-name="Standard"><text:s text:c="6"/>"contents": "&lt;p&gt;&lt;b&gt;DESCRIPTION&lt;/b&gt;&lt;br&gt;&lt;br&gt; About Us&lt;br&gt;Launched in 2011, Twitch is a global community that comes together each day to create multiplayer entertainment: unique, live, unpredictable experiences created by the interactions of millions. We bring the joy of co-op to everything, from casual gaming to world-class esports to anime marathons, music, and art streams. Twitch also hosts TwitchCon, where we bring everyone together to celebrate, learn, and grow their personal interests and passions. We're always live at Twitch.&lt;br&gt;About the Role&lt;br&gt;Data is central to Twitch's decision-making process, and analysts are a critical component to evangelize data-driven decision-making in all of our operations. As an analyst at Twitch, you will be on the ground floor with your team, shaping the way product performance is measured, defining what questions should be asked, and scaling analytics methods and tools to support our growing business, leading the way for high-quality, high velocity decisions for your team.&lt;br&gt;For this role, we're looking for an experienced product analyst who will help develop the strategy and evaluate/improve product initiatives within our Creator product team. You will be responsible to define and track KPIs, design experiments, evaluate A/B tests, implement data instrumentation, and inform on investment. Our ideal candidate is a \"full-stack\" data powerhouse who uses data to drive decision making to make the best products for our creators and their communities. Your input will be core to decision making across all major product strategies and initiatives that our team builds. You will work closely with product managers, technical program managers, engineering, data analysts, and organization leadership within and outside of the Creator organization. You will report to the Head of Creator Products.&lt;br&gt;You Will:&lt;br&gt;• <text:s/>Inform product strategies by defining and updating core metrics for each initiative&lt;br&gt;• <text:s/>Establish analytical framework for your team: ad-hoc analysis, automated dashboards, and self-service reporting tools to surface key data to stakeholders&lt;br&gt;• <text:s/>Evaluate and <text:soft-page-break/>forecast impact of product features on creators, viewers, and the entire Twitch ecosystem&lt;br&gt;• <text:s/>Design A/B experiments to drive product direction with iterative innovation and measurement&lt;br&gt;• <text:s/>Drive the team's analysis roadmap and prioritize the most valuable projects&lt;br&gt;• <text:s/>Dive deep into the data to understand how creator and viewer behaviors change with the evolution of our product&lt;br&gt;• <text:s/>Act as our team's thought leader on best practices and move towards long-term vision of sustainable and thriving data processes&lt;br&gt;• <text:s/>Own data collection and product instrumentation implementation and quality assurance&lt;br&gt;• <text:s/>Work hand-in-hand with business, product, engineering, and design to proactively influence and inform teammates' decisions throughout the product lifecycle&lt;br&gt;&lt;br&gt; &lt;b&gt;BASIC QUALIFICATIONS&lt;/b&gt; &lt;br&gt;&lt;br&gt; You Have:&lt;br&gt;• <text:s/>3+ years of domain experience in a mobile or consumer internet business, or in a high-velocity, high-growth product or team&lt;br&gt;• <text:s/>Expert fluency in SQL-based data manipulation&lt;br&gt;• <text:s/>Experience building aggregates and optimizing data workstreams&lt;br&gt;• <text:s/>Experience designing and assessing impact of A/B experiments in a fast-paced product development cycle&lt;br&gt;• <text:s/>High level of comfort creating dashboards in Tableau or comparable software&lt;br&gt;• <text:s/>Independence in determining and establishing data analysis priorities to balance ongoing projects with requests from multiple stakeholders&lt;br&gt;• <text:s/>An impact-oriented, customer-centric approach to data analysis&lt;br&gt;&lt;br&gt; &lt;b&gt;PREFERRED QUALIFICATIONS &lt;/b&gt; &lt;br&gt;&lt;br&gt; Bonus Points&lt;br&gt;• <text:s/>Technical background and programming experienceespecially R or Python&lt;br&gt;• <text:s/>Familiarity with machine learning techniques&lt;br&gt;• <text:s/>Experience building data products&lt;br&gt;• <text:s/>Passion about online communities, games, and Twitch&lt;br&gt;Perks&lt;br&gt;• <text:s/>Medical, Dental, Vision &amp;amp; Disability Insurance&lt;br&gt;• <text:s/>401(k), Maternity &amp;amp; Parental Leave&lt;br&gt;• <text:s/>Flexible PTO&lt;br&gt;• <text:s/>Commuter Benefits&lt;br&gt;• <text:s/>Amazon Employee Discount&lt;br&gt;• <text:s/>Monthly Contribution &amp;amp; Discounts for Wellness Related Activities &amp;amp; Programs (e.g., gym memberships, off-site massages, etc.),&lt;br&gt;• <text:s/>Breakfast, Lunch &amp;amp; Dinner Served Daily&lt;br&gt;• <text:s/>Free Snacks &amp;amp; Beverages&lt;br&gt;Pursuant to the San Francisco Fair Chance Ordinance, we will consider for employment qualified applicants with arrest and conviction records.&lt;br&gt;&lt;br&gt;We are an equal opportunity employer and value diversity at Twitch. We do not discriminate on the basis of race, religion, color, national origin, gender, sexual orientation, age, marital status, veteran status, or disability status.&lt;/p&gt;",</text:p>
      <text:p text:style-name="Standard"><text:s text:c="6"/>"name": "Data Analyst - Creator",</text:p>
      <text:p text:style-name="Standard"><text:s text:c="6"/>"type": "external",</text:p>
      <text:p text:style-name="Standard"><text:s text:c="6"/>"publication_date": "2021-06-11T11:57:59Z",</text:p>
      <text:p text:style-name="Standard"><text:s text:c="6"/>"short_name": "data-analyst-creator-5486ae",</text:p>
      <text:p text:style-name="Standard"><text:s text:c="6"/>"model_type": "jobs",</text:p>
      <text:p text:style-name="Standard"><text:s text:c="6"/>"id": 5652157,</text:p>
      <text:p text:style-name="Standard"><text:s text:c="6"/>"locations": [</text:p>
      <text:p text:style-name="Standard"><text:s text:c="8"/>{</text:p>
      <text:p text:style-name="Standard"><text:s text:c="10"/>"name": "San Francisco, CA"</text:p>
      <text:p text:style-name="Standard"><text:s text:c="8"/>}</text:p>
      <text:p text:style-name="Standard"><text:s text:c="6"/>],</text:p>
      <text:p text:style-name="Standard"><text:s text:c="6"/>"categories": [</text:p>
      <text:p text:style-name="Standard"><text:s text:c="8"/>{</text:p>
      <text:p text:style-name="Standard"><text:s text:c="10"/>"name": "Data Science"</text:p>
      <text:p text:style-name="Standard"><text:s text:c="8"/>}</text:p>
      <text:p text:style-name="Standard"><text:s text:c="6"/>],</text:p>
      <text:p text:style-name="Standard"><text:s text:c="6"/>"levels": [</text:p>
      <text:p text:style-name="Standard"><text:s text:c="8"/>{</text:p>
      <text:p text:style-name="Standard"><text:s text:c="10"/>"name": "Mid Level",</text:p>
      <text:p text:style-name="Standard"><text:s text:c="10"/>"short_name": "mid"</text:p>
      <text:p text:style-name="Standard"><text:s text:c="8"/>}</text:p>
      <text:p text:style-name="Standard"><text:s text:c="6"/>],</text:p>
      <text:p text:style-name="Standard"><text:s text:c="6"/>"tags": [],</text:p>
      <text:p text:style-name="Standard"><text:s text:c="6"/>"refs": {</text:p>
      <text:p text:style-name="Standard"><text:soft-page-break/><text:s text:c="8"/>"landing_page": "https://www.themuse.com/jobs/amazon/data-analyst-creator-5486ae"</text:p>
      <text:p text:style-name="Standard"><text:s text:c="6"/>},</text:p>
      <text:p text:style-name="Standard"><text:s text:c="6"/>"company": {</text:p>
      <text:p text:style-name="Standard"><text:s text:c="8"/>"id": 12090,</text:p>
      <text:p text:style-name="Standard"><text:s text:c="8"/>"short_name": "amazon",</text:p>
      <text:p text:style-name="Standard"><text:s text:c="8"/>"name": "Amazon"</text:p>
      <text:p text:style-name="Standard"><text:s text:c="6"/>}</text:p>
      <text:p text:style-name="Standard"><text:s text:c="4"/>},</text:p>
      <text:p text:style-name="Standard"><text:s text:c="4"/>{</text:p>
      <text:p text:style-name="Standard"><text:s text:c="6"/>"contents": "&lt;p&gt;&lt;b&gt;DESCRIPTION&lt;/b&gt;&lt;br&gt;&lt;br&gt; AWS has the most services and more features within those services, than any other cloud providerfrom infrastructure technologies like compute, storage, and databasesto emerging technologies, such as machine learning and artificial intelligence, data lakes and analytics, and Internet of Things. AWS Platform is the glue that holds the AWS ecosystem together. Whether its Identity features such as access management and sign on, cryptography, console, builder &amp;amp; developer tools, and even projects like automating all of our contractual billing systems, AWS Platform is always innovating with the customer in mind. The AWS Platform team sustains over 750 million transactions per second.&lt;br&gt;&lt;br&gt;Amazon Web Services is a dynamic and rapidly growing business within Amazon.com. We are building some of the largest and most complex distributed systems in the world, and we need world class people to help us implement and operate them. We provide organizations with building block web services that allow them to innovate faster and operate their software more cost-effectively. These services-in-the-cloud include on-demand compute capacity, storage, content delivery, querying of structured data, message queuing, and more.&lt;br&gt;&lt;br&gt;The AWS Credentials and Secrets Management team is responsible for managing and distributing credentials and secrets across millions of hosts deployed for internal Amazon use and AWS customers. We are building and delivering the next generation of cloud computing security that supports the public AWS offerings like S3, EC2, and CloudFront. We are innovating new ways of building massively scalable distributed security systems involving secrets and credentials management. We enable our customers to control some of their sensitive secrets and credentials in the AWS cloud.&lt;br&gt;&lt;br&gt;SDEs at Amazon work on real world problems on a global scale, own their systems end to end and influence the direction of our technology that impacts hundreds of millions customers around the world. At Amazon an SDE can expect to design flexible and scalable solutions, and work on some of the most complex challenges in large-scale computing by utilizing your skills in data structures, algorithms, and object oriented programming.&lt;br&gt;&lt;br&gt;Our team is dedicated to supporting new members. We have a broad mix of experience levels and tenures, and we're building an environment that celebrates knowledge sharing and mentorship. Our senior members enjoy one-on-one mentoring and thorough, but kind, code reviews. We care about your career growth and strive to assign projects based on what will help each team member develop into a better-rounded engineer and enable them to take on more complex tasks in the future.&lt;br&gt;&lt;br&gt;Here at AWS, we embrace our differences. We are committed to furthering our culture of inclusion. We have ten employee-led affinity groups, reaching 40,000 employees in over 190 chapters globally. We have innovative benefit offerings, and host annual and ongoing learning experiences, including our Conversations on Race and Ethnicity (CORE) and AmazeCon (gender diversity) conferences. Amazon's culture of inclusion is reinforced within our 14 Leadership Principles, which remind team members to seek diverse perspectives, learn and be curious, and earn trust.&lt;br&gt;&lt;br&gt;Our team puts a high value on work-live balance. It isn't about how many hours you spend at home or at work; it's about the flow you establish that brings energy to both parts of your life. We believe striking the right balance between your personal and professional life is critical to life-long happiness and fulfillment. We offer flexibility in working hours and encourage you to find your own balance between your work and personal lives.&lt;br&gt;&lt;br&gt;Learn more about Amazon on our Day 1 Blog: https://blog.aboutamazon.com/&lt;br&gt;&lt;br&gt;Amazon is committed to a diverse and inclusive workplace. Amazon is an equal opportunity employer and does not discriminate on the basis of race, national origin, gender, gender identity, sexual <text:soft-page-break/>orientation, protected veteran status, disability, age, or other legally protected status. For individuals with disabilities who would like to request an accommodation, visit https://www.amazon.jobs/en/disability/us&lt;br&gt;&lt;br&gt; &lt;b&gt;BASIC QUALIFICATIONS&lt;/b&gt; &lt;br&gt;&lt;br&gt; • <text:s/>2+ years of non-internship professional software development experience&lt;br&gt;• <text:s/>Programming experience with at least one modern language such as Java, C++, or C# including object-oriented design&lt;br&gt;• <text:s/>1+ years of experience contributing to the architecture and design (architecture, design patterns, reliability and scaling) of new and current systems.&lt;br&gt;&lt;br&gt; &lt;b&gt;PREFERRED QUALIFICATIONS &lt;/b&gt; &lt;br&gt;&lt;br&gt; • <text:s/>Master's degree in Computer Sciences&lt;br&gt;• <text:s/>Strong, object-oriented design and coding skills (Java and/or C/C++/C#, preferably on a UNIX or Linux platform)&lt;br&gt;• <text:s/>Knowledge of Python or other scripting languages a plus&lt;br&gt;• <text:s/>Experience with high scale, distributed (multi-tiered) systems, algorithms, and databases&lt;br&gt;• <text:s/>Ability to effectively articulate technical challenges and solutions&lt;br&gt;• <text:s/>Ability to deal with ambiguous/undefined problems&lt;br&gt;• <text:s/>Ability to think abstractly&lt;br&gt;#AWSCrypto&lt;br&gt;&lt;br&gt;Amazon is committed to a diverse and inclusive workplace. Amazon is an equal opportunity employer and does not discriminate on the basis of race, national origin, gender, gender identity, sexual orientation, protected veteran status, disability, age, or other legally protected status. For individuals with disabilities who would like to request an accommodation, visit https://www.amazon.jobs/en/disability/us&lt;/p&gt;",</text:p>
      <text:p text:style-name="Standard"><text:s text:c="6"/>"name": "Software Development Engineer",</text:p>
      <text:p text:style-name="Standard"><text:s text:c="6"/>"type": "external",</text:p>
      <text:p text:style-name="Standard"><text:s text:c="6"/>"publication_date": "2021-05-25T23:59:46Z",</text:p>
      <text:p text:style-name="Standard"><text:s text:c="6"/>"short_name": "software-development-engineer-6e9293",</text:p>
      <text:p text:style-name="Standard"><text:s text:c="6"/>"model_type": "jobs",</text:p>
      <text:p text:style-name="Standard"><text:s text:c="6"/>"id": 4316296,</text:p>
      <text:p text:style-name="Standard"><text:s text:c="6"/>"locations": [</text:p>
      <text:p text:style-name="Standard"><text:s text:c="8"/>{</text:p>
      <text:p text:style-name="Standard"><text:s text:c="10"/>"name": "Seattle, WA"</text:p>
      <text:p text:style-name="Standard"><text:s text:c="8"/>}</text:p>
      <text:p text:style-name="Standard"><text:s text:c="6"/>],</text:p>
      <text:p text:style-name="Standard"><text:s text:c="6"/>"categories": [</text:p>
      <text:p text:style-name="Standard"><text:s text:c="8"/>{</text:p>
      <text:p text:style-name="Standard"><text:s text:c="10"/>"name": "Software Engineer"</text:p>
      <text:p text:style-name="Standard"><text:s text:c="8"/>}</text:p>
      <text:p text:style-name="Standard"><text:s text:c="6"/>],</text:p>
      <text:p text:style-name="Standard"><text:s text:c="6"/>"levels": [</text:p>
      <text:p text:style-name="Standard"><text:s text:c="8"/>{</text:p>
      <text:p text:style-name="Standard"><text:s text:c="10"/>"name": "Mid Level",</text:p>
      <text:p text:style-name="Standard"><text:s text:c="10"/>"short_name": "mid"</text:p>
      <text:p text:style-name="Standard"><text:s text:c="8"/>}</text:p>
      <text:p text:style-name="Standard"><text:s text:c="6"/>],</text:p>
      <text:p text:style-name="Standard"><text:s text:c="6"/>"tags": [],</text:p>
      <text:p text:style-name="Standard"><text:s text:c="6"/>"refs": {</text:p>
      <text:p text:style-name="Standard"><text:s text:c="8"/>"landing_page": "https://www.themuse.com/jobs/amazon/software-development-engineer-6e9293"</text:p>
      <text:p text:style-name="Standard"><text:s text:c="6"/>},</text:p>
      <text:p text:style-name="Standard"><text:s text:c="6"/>"company": {</text:p>
      <text:p text:style-name="Standard"><text:s text:c="8"/>"id": 12090,</text:p>
      <text:p text:style-name="Standard"><text:s text:c="8"/>"short_name": "amazon",</text:p>
      <text:p text:style-name="Standard"><text:s text:c="8"/>"name": "Amazon"</text:p>
      <text:p text:style-name="Standard"><text:s text:c="6"/>}</text:p>
      <text:p text:style-name="Standard"><text:s text:c="4"/>},</text:p>
      <text:p text:style-name="Standard"><text:s text:c="4"/>{</text:p>
      <text:p text:style-name="Standard"><text:soft-page-break/><text:s text:c="6"/>"contents": "&lt;p&gt;&lt;b&gt;DESCRIPTION&lt;/b&gt;&lt;br&gt;&lt;br&gt; &lt;em&gt;Flexibility for alternate EU Amazon offices&lt;/em&gt;&lt;br&gt;&lt;br&gt;Amazon's mission is to be the most customer centric company in the world. The Workforce Staffing organization is on the front line of that mission by hiring the hourly fulfilment associates who make that mission a reality. To drive the necessary growth and continued scale of Amazon's associate needs within a constrained employment environment, Amazon is creating a Workforce Staffing Analytics program.&lt;br&gt;&lt;br&gt;This program will re-invent how Amazon attracts, communicates with, and ultimately hires its hourly associates. This team will own multi-layered research and program implementation to drive deep learnings, process improvements, and strategic recommendations to global leadership. Are you passionate about data? Are you a tinkerer by trade? Do you enjoy questioning the status quo? Do complex and difficult challenges excite you? If yes, this may be the team for you.&lt;br&gt;&lt;br&gt;As a Senior Data Engineer, you will provide technical leadership, lead data engineering initiatives and build end-to-end analytical solutions that are highly available, scalable, stable, secure, and cost-effective. You strive for simplicity, demonstrate creativity and sound judgement. You deliver data solutions that are customer focused, easy to consume and create business impact. You are passionate about working with huge datasets and have experience with the organization and curation of data for analytics. You have a strategic and long term view on architecting advanced data eco systems. You are experienced in building efficient and scalable data services and have the ability to integrate data systems with AWS tools and services to support a variety of customer use cases/applications.&lt;br&gt;&lt;br&gt;In this role, you have the opportunity to:&lt;br&gt;• <text:s/>Design, implement and operate large-scale, high-volume, high-performance data structures for analytics and data science.&lt;br&gt;• <text:s/>Implement data ingestion routines both real time and batch using best practices in data modeling, ETL/ELT processes by leveraging AWS technologies and big data tools.&lt;br&gt;• <text:s/>Gather business and functional requirements and translate these requirements into robust, scalable, operable solutions with a flexible and adaptable data architecture.&lt;br&gt;• <text:s/>Collaborate with engineers to help adopt best practices in data system creation, data integrity, test design, analysis, validation, and documentation.&lt;br&gt;• <text:s/>Help continually improve ongoing reporting and analysis processes, automating or simplifying self-service modeling and production support for customers.&lt;br&gt;&lt;br&gt; &lt;b&gt;BASIC QUALIFICATIONS&lt;/b&gt; &lt;br&gt;&lt;br&gt; • <text:s/>Degree in Computer Science, Engineering, Mathematics, or a related field or 7+ years industry experience.&lt;br&gt;• <text:s/>Demonstrated strength in data modelling, ETL development, and data warehousing experience with Oracle, Redshift, PostgreSQL, etc.&lt;br&gt;• <text:s/>Advanced SQL and query performance tuning skills.&lt;br&gt;• <text:s/>Experience building data products incrementally and integrating and managing data sets from multiple sources.&lt;br&gt;• <text:s/>Coding proficiency in at least one modern programming language (e.g. Python, Java).&lt;br&gt;&lt;br&gt; &lt;b&gt;PREFERRED QUALIFICATIONS &lt;/b&gt; &lt;br&gt;&lt;br&gt; • <text:s/>Industry experience as a Senior/Lead Data Engineer or related specialty with a track record of manipulating, processing and extracting value from large data sets.&lt;br&gt;• <text:s/>Experience providing technical leadership on high impact cross fucntional technical projects.&lt;br&gt;• <text:s/>Experience building/operating highly available, distributed systems of data extraction, ingestion, and processing of large data sets.&lt;br&gt;• <text:s/>Experience leading large-scale data warehousing and analytics projects.&lt;br&gt;• <text:s/>Experience using AWS technologies (e.g. Redshift, S3, EC2)&lt;br&gt;• <text:s/>Experience providing technical leadership and mentor other engineers for the best practices on the data engineering space.&lt;br&gt;• <text:s/>Experience mentoring team members on best practices.&lt;/p&gt;",</text:p>
      <text:p text:style-name="Standard"><text:s text:c="6"/>"name": "Senior Data Engineer",</text:p>
      <text:p text:style-name="Standard"><text:s text:c="6"/>"type": "external",</text:p>
      <text:p text:style-name="Standard"><text:s text:c="6"/>"publication_date": "2021-06-11T11:59:09Z",</text:p>
      <text:p text:style-name="Standard"><text:s text:c="6"/>"short_name": "senior-data-engineer-27f992",</text:p>
      <text:p text:style-name="Standard"><text:s text:c="6"/>"model_type": "jobs",</text:p>
      <text:p text:style-name="Standard"><text:s text:c="6"/>"id": 5597561,</text:p>
      <text:p text:style-name="Standard"><text:s text:c="6"/>"locations": [</text:p>
      <text:p text:style-name="Standard"><text:s text:c="8"/>{</text:p>
      <text:p text:style-name="Standard"><text:s text:c="10"/>"name": "Milan, Italy"</text:p>
      <text:p text:style-name="Standard"><text:soft-page-break/><text:s text:c="8"/>}</text:p>
      <text:p text:style-name="Standard"><text:s text:c="6"/>],</text:p>
      <text:p text:style-name="Standard"><text:s text:c="6"/>"categories": [</text:p>
      <text:p text:style-name="Standard"><text:s text:c="8"/>{</text:p>
      <text:p text:style-name="Standard"><text:s text:c="10"/>"name": "Software Engineer"</text:p>
      <text:p text:style-name="Standard"><text:s text:c="8"/>}</text:p>
      <text:p text:style-name="Standard"><text:s text:c="6"/>],</text:p>
      <text:p text:style-name="Standard"><text:s text:c="6"/>"levels": [</text:p>
      <text:p text:style-name="Standard"><text:s text:c="8"/>{</text:p>
      <text:p text:style-name="Standard"><text:s text:c="10"/>"name": "Senior Level",</text:p>
      <text:p text:style-name="Standard"><text:s text:c="10"/>"short_name": "senior"</text:p>
      <text:p text:style-name="Standard"><text:s text:c="8"/>}</text:p>
      <text:p text:style-name="Standard"><text:s text:c="6"/>],</text:p>
      <text:p text:style-name="Standard"><text:s text:c="6"/>"tags": [],</text:p>
      <text:p text:style-name="Standard"><text:s text:c="6"/>"refs": {</text:p>
      <text:p text:style-name="Standard"><text:s text:c="8"/>"landing_page": "https://www.themuse.com/jobs/amazon/senior-data-engineer-27f992"</text:p>
      <text:p text:style-name="Standard"><text:s text:c="6"/>},</text:p>
      <text:p text:style-name="Standard"><text:s text:c="6"/>"company": {</text:p>
      <text:p text:style-name="Standard"><text:s text:c="8"/>"id": 12090,</text:p>
      <text:p text:style-name="Standard"><text:s text:c="8"/>"short_name": "amazon",</text:p>
      <text:p text:style-name="Standard"><text:s text:c="8"/>"name": "Amazon"</text:p>
      <text:p text:style-name="Standard"><text:s text:c="6"/>}</text:p>
      <text:p text:style-name="Standard"><text:s text:c="4"/>},</text:p>
      <text:p text:style-name="Standard"><text:s text:c="4"/>{</text:p>
      <text:p text:style-name="Standard"><text:s text:c="6"/>"contents": "&lt;p&gt;&lt;b&gt;DESCRIPTION&lt;/b&gt;&lt;br&gt;&lt;br&gt; Merch by Amazon is a rapidly expanding Amazon business that provides a make-on-demand service for creating, publishing, promoting, and selling graphic merchandise such as t-shirts, hoodies, PopSockets, and more. Content creators upload designs and we list, sell, print, and ship these items to Amazon customers. Our customers get great graphic products, content creators get a generous royalty.&lt;br&gt;&lt;br&gt;Our customer experience technology team is looking for a talented, creative and passionate Software Development Engineer to help us build software that reinvents the Merch shopping experience. Our projects involve involve full-stack development - web UI, web services, data systems, ML that operate at massive scale and high reliability. You will get to have a direct impact on how customers search, browse, discover, and order Merch products across Amazon sites.&lt;br&gt;&lt;br&gt;If you're looking for a chance to build software with a team of top-notch developers, if you're an expert software practitioner, with a gritty, start-up mentality, if you want to learn and improve the core Amazon shopping systems for graphic merchandise (search, browse, product detail page, cart, checkout, etc) then this is the team for you. Come work with our great team of engineers, product managers, and UX designers.&lt;br&gt;&lt;br&gt;Merch by Amazon - it's not just a job, it's a wardrobe.&lt;br&gt;&lt;br&gt;Amazon.com is an Equal Opportunity Employer <text:s/>Minority / Women / Disability / Veteran / Gender Identity / Sexual Orientation / Age.&lt;br&gt;&lt;br&gt; &lt;b&gt;BASIC QUALIFICATIONS&lt;/b&gt; &lt;br&gt;&lt;br&gt; • <text:s/>4+ years of professional software development experience&lt;br&gt;• <text:s/>3+ years of programming experience with at least one modern language such as Java, C++, or C# including object-oriented design&lt;br&gt;• <text:s/>2+ years of experience contributing to the architecture and design (architecture, design patterns, reliability and scaling) of new and current systems&lt;br&gt;&lt;br&gt; &lt;b&gt;PREFERRED QUALIFICATIONS &lt;/b&gt; &lt;br&gt;&lt;br&gt; • <text:s/>Experience with various DB technologies - both relational and no-sql&lt;br&gt;• <text:s/>Working knowledge of front end technology&lt;br&gt;• <text:s/>Experience with Git or similar source control system(s)&lt;br&gt;• <text:s/>Experience with an Agile software development methodology&lt;br&gt;• <text:s/>Expertise in Java, DB concepts and handling large scale distributed systems&lt;br&gt;• <text:s/>Excellent written and verbal communication skills&lt;br&gt;Amazon is committed to a diverse and inclusive workplace. Amazon is an equal opportunity employer and does not discriminate on the basis of race, national origin, gender, gender identity, sexual orientation, protected veteran status, disability, age, or other legally <text:soft-page-break/>protected status. For individuals with disabilities who would like to request an accommodation, please visit https://www.amazon.jobs/en/disability/us&lt;/p&gt;",</text:p>
      <text:p text:style-name="Standard"><text:s text:c="6"/>"name": "Software Development Engineer",</text:p>
      <text:p text:style-name="Standard"><text:s text:c="6"/>"type": "external",</text:p>
      <text:p text:style-name="Standard"><text:s text:c="6"/>"publication_date": "2021-06-11T12:00:24Z",</text:p>
      <text:p text:style-name="Standard"><text:s text:c="6"/>"short_name": "software-development-engineer-d29420",</text:p>
      <text:p text:style-name="Standard"><text:s text:c="6"/>"model_type": "jobs",</text:p>
      <text:p text:style-name="Standard"><text:s text:c="6"/>"id": 5556566,</text:p>
      <text:p text:style-name="Standard"><text:s text:c="6"/>"locations": [</text:p>
      <text:p text:style-name="Standard"><text:s text:c="8"/>{</text:p>
      <text:p text:style-name="Standard"><text:s text:c="10"/>"name": "Seattle, WA"</text:p>
      <text:p text:style-name="Standard"><text:s text:c="8"/>}</text:p>
      <text:p text:style-name="Standard"><text:s text:c="6"/>],</text:p>
      <text:p text:style-name="Standard"><text:s text:c="6"/>"categories": [</text:p>
      <text:p text:style-name="Standard"><text:s text:c="8"/>{</text:p>
      <text:p text:style-name="Standard"><text:s text:c="10"/>"name": "Software Engineer"</text:p>
      <text:p text:style-name="Standard"><text:s text:c="8"/>}</text:p>
      <text:p text:style-name="Standard"><text:s text:c="6"/>],</text:p>
      <text:p text:style-name="Standard"><text:s text:c="6"/>"levels": [</text:p>
      <text:p text:style-name="Standard"><text:s text:c="8"/>{</text:p>
      <text:p text:style-name="Standard"><text:s text:c="10"/>"name": "Mid Level",</text:p>
      <text:p text:style-name="Standard"><text:s text:c="10"/>"short_name": "mid"</text:p>
      <text:p text:style-name="Standard"><text:s text:c="8"/>}</text:p>
      <text:p text:style-name="Standard"><text:s text:c="6"/>],</text:p>
      <text:p text:style-name="Standard"><text:s text:c="6"/>"tags": [],</text:p>
      <text:p text:style-name="Standard"><text:s text:c="6"/>"refs": {</text:p>
      <text:p text:style-name="Standard"><text:s text:c="8"/>"landing_page": "https://www.themuse.com/jobs/amazon/software-development-engineer-d29420"</text:p>
      <text:p text:style-name="Standard"><text:s text:c="6"/>},</text:p>
      <text:p text:style-name="Standard"><text:s text:c="6"/>"company": {</text:p>
      <text:p text:style-name="Standard"><text:s text:c="8"/>"id": 12090,</text:p>
      <text:p text:style-name="Standard"><text:s text:c="8"/>"short_name": "amazon",</text:p>
      <text:p text:style-name="Standard"><text:s text:c="8"/>"name": "Amazon"</text:p>
      <text:p text:style-name="Standard"><text:s text:c="6"/>}</text:p>
      <text:p text:style-name="Standard"><text:s text:c="4"/>},</text:p>
      <text:p text:style-name="Standard"><text:s text:c="4"/>{</text:p>
      <text:p text:style-name="Standard"><text:s text:c="6"/>"contents": "&lt;p&gt;&lt;b&gt;DESCRIPTION&lt;/b&gt;&lt;br&gt;&lt;br&gt; The mission of Amazon's Halo team is to create products and services that empower customers, enterprises, and care providers to improve health. Our emerging technologies team, within Amazon's Device organization, is looking for passionate, hard-working, and talented individuals to join our fast paced, start-up environment to help invent the future of health. We have just launched our initial product and service offering and are excited to continue inventing on behalf of our customers&lt;br&gt;&lt;br&gt;As a Software Engineer on this team, you will define and build innovative consumer product experiences with a direct impact on the design, architecture, and implementation of flagship products that customers love and use every day. The ideal candidate will have industry-leading programming skills, an established background developing consumer applications and services across mobile platforms (Android and iOS) or high-volume service architectures, and an industry-leading knowledge of object-oriented development.&lt;br&gt;&lt;br&gt; &lt;b&gt;BASIC QUALIFICATIONS&lt;/b&gt; &lt;br&gt;&lt;br&gt; • <text:s/>3+ years delivering production code in an object-oriented language such as Java, C/C++, Python, Objective-C, or C#.&lt;br&gt;• <text:s/>3+ years of experience designing and delivering mobile applications (Android or iOS), React Native, Javascript or REST-based services.&lt;br&gt;• <text:s/>1+ years of experience in data structures &amp;amp; algorithms&lt;br&gt;&lt;br&gt; &lt;b&gt;PREFERRED QUALIFICATIONS &lt;/b&gt; &lt;br&gt;&lt;br&gt; • <text:s/>Experience <text:soft-page-break/>building high-performance, highly-available, and scalable distributed systems.&lt;br&gt;• <text:s/>Experience designing software for performance, scalability, and reliability.&lt;br&gt;• <text:s/>Strong sense of ownership, urgency, and drive.&lt;br&gt;• <text:s/>Demonstrated abilities driving operational excellence and best practices.&lt;br&gt;• <text:s/>Demonstrated ability to achieve stretch goals in a highly innovative and fast paced environment.&lt;br&gt;Amazon is committed to a diverse and inclusive workplace. Amazon is an equal opportunity employer and does not discriminate on the basis of race, national origin, gender, gender identity, sexual orientation, protected veteran status, disability, age, or other legally protected status. For individuals with disabilities who would like to request an accommodation, please visit https://www.amazon.jobs/en/disability/us//&lt;/p&gt;",</text:p>
      <text:p text:style-name="Standard"><text:s text:c="6"/>"name": "Software Development Engineer- Mobile",</text:p>
      <text:p text:style-name="Standard"><text:s text:c="6"/>"type": "external",</text:p>
      <text:p text:style-name="Standard"><text:s text:c="6"/>"publication_date": "2021-06-11T11:50:09Z",</text:p>
      <text:p text:style-name="Standard"><text:s text:c="6"/>"short_name": "software-development-engineer-mobile-be3c1e",</text:p>
      <text:p text:style-name="Standard"><text:s text:c="6"/>"model_type": "jobs",</text:p>
      <text:p text:style-name="Standard"><text:s text:c="6"/>"id": 5952123,</text:p>
      <text:p text:style-name="Standard"><text:s text:c="6"/>"locations": [</text:p>
      <text:p text:style-name="Standard"><text:s text:c="8"/>{</text:p>
      <text:p text:style-name="Standard"><text:s text:c="10"/>"name": "Seattle, WA"</text:p>
      <text:p text:style-name="Standard"><text:s text:c="8"/>}</text:p>
      <text:p text:style-name="Standard"><text:s text:c="6"/>],</text:p>
      <text:p text:style-name="Standard"><text:s text:c="6"/>"categories": [</text:p>
      <text:p text:style-name="Standard"><text:s text:c="8"/>{</text:p>
      <text:p text:style-name="Standard"><text:s text:c="10"/>"name": "Software Engineer"</text:p>
      <text:p text:style-name="Standard"><text:s text:c="8"/>}</text:p>
      <text:p text:style-name="Standard"><text:s text:c="6"/>],</text:p>
      <text:p text:style-name="Standard"><text:s text:c="6"/>"levels": [</text:p>
      <text:p text:style-name="Standard"><text:s text:c="8"/>{</text:p>
      <text:p text:style-name="Standard"><text:s text:c="10"/>"name": "Mid Level",</text:p>
      <text:p text:style-name="Standard"><text:s text:c="10"/>"short_name": "mid"</text:p>
      <text:p text:style-name="Standard"><text:s text:c="8"/>}</text:p>
      <text:p text:style-name="Standard"><text:s text:c="6"/>],</text:p>
      <text:p text:style-name="Standard"><text:s text:c="6"/>"tags": [],</text:p>
      <text:p text:style-name="Standard"><text:s text:c="6"/>"refs": {</text:p>
      <text:p text:style-name="Standard"><text:s text:c="8"/>"landing_page": "https://www.themuse.com/jobs/amazon/software-development-engineer-mobile-be3c1e"</text:p>
      <text:p text:style-name="Standard"><text:s text:c="6"/>},</text:p>
      <text:p text:style-name="Standard"><text:s text:c="6"/>"company": {</text:p>
      <text:p text:style-name="Standard"><text:s text:c="8"/>"id": 12090,</text:p>
      <text:p text:style-name="Standard"><text:s text:c="8"/>"short_name": "amazon",</text:p>
      <text:p text:style-name="Standard"><text:s text:c="8"/>"name": "Amazon"</text:p>
      <text:p text:style-name="Standard"><text:s text:c="6"/>}</text:p>
      <text:p text:style-name="Standard"><text:s text:c="4"/>}</text:p>
      <text:p text:style-name="Standard"><text:s text:c="2"/>],</text:p>
      <text:p text:style-name="Standard"><text:s text:c="2"/>"aggregations": {}</text:p>
      <text:p text:style-name="Standard">}</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svg:font-family="Helvetica, sans-serif"/>
    <style:font-face style:name="Menlo" svg:font-family="Menlo, Monaco, Consolas, 'courier new', monospace"/>
    <style:font-face style:name="georgia" svg:font-family="georgia, Georgia, serif"/>
    <style:font-face style:name="nunito sans" svg:font-family="'nunito sans',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1T19:41:31.209000000</meta:creation-date>
    <dc:date>2021-06-11T19:45:41.096000000</dc:date>
    <meta:editing-duration>PT4M11S</meta:editing-duration>
    <meta:editing-cycles>1</meta:editing-cycles>
    <meta:document-statistic meta:table-count="0" meta:image-count="0" meta:object-count="0" meta:page-count="35" meta:paragraph-count="724" meta:word-count="14063" meta:character-count="116209" meta:non-whitespace-character-count="97804"/>
    <meta:generator>LibreOffice/7.0.5.2$Windows_X86_64 LibreOffice_project/64390860c6cd0aca4beafafcfd84613dd9dfb63a</meta:generator>
  </office:meta>
</office:document-meta>
</file>